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CD000001D7D5E5A56A.png" manifest:media-type=""/>
  <manifest:file-entry manifest:full-path="Pictures/100000000000055000000300B156C46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Spranq eco sans" svg:font-family="'Spranq eco sans'" style:font-family-generic="swiss" style:font-pitch="variable"/>
    <style:font-face style:name="DejaVu Sans Condensed" svg:font-family="'DejaVu Sans Condensed'" style:font-family-generic="system" style:font-pitch="variable"/>
  </office:font-face-decls>
  <office:automatic-styles>
    <style:style style:name="Tabela1" style:family="table">
      <style:table-properties style:width="6.45in" fo:margin-left="0in" table:align="left"/>
    </style:style>
    <style:style style:name="Tabela1.A" style:family="table-column">
      <style:table-column-properties style:column-width="6.45in"/>
    </style:style>
    <style:style style:name="Tabela1.1" style:family="table-row">
      <style:table-row-properties style:min-row-height="0.5514in"/>
    </style:style>
    <style:style style:name="Tabela1.A1" style:family="table-cell">
      <style:table-cell-properties style:vertical-align="bottom" fo:background-color="#d9d9d9" fo:padding-left="0.075in" fo:padding-right="0.075in" fo:padding-top="0in" fo:padding-bottom="0in" fo:border="none">
        <style:background-image/>
      </style:table-cell-properties>
    </style:style>
    <style:style style:name="Tabela1.2" style:family="table-row">
      <style:table-row-properties style:min-row-height="1.3785in"/>
    </style:style>
    <style:style style:name="Tabela1.A2" style:family="table-cell">
      <style:table-cell-properties fo:background-color="#d9d9d9" fo:padding-left="0.075in" fo:padding-right="0.075in" fo:padding-top="0in" fo:padding-bottom="0in" fo:border="none">
        <style:background-image/>
      </style:table-cell-properties>
    </style:style>
    <style:style style:name="Tabela2" style:family="table">
      <style:table-properties style:width="5.3417in" fo:margin-left="0.6188in" table:align="left"/>
    </style:style>
    <style:style style:name="Tabela2.A" style:family="table-column">
      <style:table-column-properties style:column-width="2.1417in"/>
    </style:style>
    <style:style style:name="Tabela2.B" style:family="table-column">
      <style:table-column-properties style:column-width="3.2in"/>
    </style:style>
    <style:style style:name="Tabela2.A1" style:family="table-cell">
      <style:table-cell-properties fo:padding="0.0382in" fo:border-left="0.05pt solid #000000" fo:border-right="none" fo:border-top="0.05pt solid #000000" fo:border-bottom="0.05pt solid #000000"/>
    </style:style>
    <style:style style:name="Tabela2.B1" style:family="table-cell">
      <style:table-cell-properties fo:padding="0.0382in" fo:border="0.05pt solid #000000"/>
    </style:style>
    <style:style style:name="Tabela2.A2" style:family="table-cell">
      <style:table-cell-properties fo:padding="0.0382in" fo:border-left="0.05pt solid #000000" fo:border-right="none" fo:border-top="none" fo:border-bottom="0.05pt solid #000000"/>
    </style:style>
    <style:style style:name="Tabela2.B2" style:family="table-cell">
      <style:table-cell-properties fo:padding="0.0382in" fo:border-left="0.05pt solid #000000" fo:border-right="0.05pt solid #000000" fo:border-top="none" fo:border-bottom="0.05pt solid #000000"/>
    </style:style>
    <style:style style:name="Tabela3" style:family="table">
      <style:table-properties style:width="6.3in" table:align="margins"/>
    </style:style>
    <style:style style:name="Tabela3.A" style:family="table-column">
      <style:table-column-properties style:column-width="1.95in" style:rel-column-width="20284*"/>
    </style:style>
    <style:style style:name="Tabela3.B" style:family="table-column">
      <style:table-column-properties style:column-width="2.5833in" style:rel-column-width="26872*"/>
    </style:style>
    <style:style style:name="Tabela3.C" style:family="table-column">
      <style:table-column-properties style:column-width="1.7667in" style:rel-column-width="18379*"/>
    </style:style>
    <style:style style:name="Tabela3.A1" style:family="table-cell">
      <style:table-cell-properties fo:padding="0.0382in" fo:border-left="0.05pt solid #000000" fo:border-right="none" fo:border-top="0.05pt solid #000000" fo:border-bottom="0.05pt solid #000000"/>
    </style:style>
    <style:style style:name="Tabela3.C1" style:family="table-cell">
      <style:table-cell-properties fo:padding="0.0382in" fo:border="0.05pt solid #000000"/>
    </style:style>
    <style:style style:name="Tabela3.A2" style:family="table-cell">
      <style:table-cell-properties fo:padding="0.0382in" fo:border-left="0.05pt solid #000000" fo:border-right="none" fo:border-top="none" fo:border-bottom="0.05pt solid #000000"/>
    </style:style>
    <style:style style:name="Tabela3.C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margin-top="0in" fo:margin-bottom="0in" style:contextual-spacing="false"/>
    </style:style>
    <style:style style:name="P2" style:family="paragraph" style:parent-style-name="Title">
      <style:paragraph-properties fo:margin-top="0in" fo:margin-bottom="0in" style:contextual-spacing="false">
        <style:tab-stops>
          <style:tab-stop style:position="0.3937in"/>
          <style:tab-stop style:position="0.5in"/>
        </style:tab-stops>
      </style:paragraph-properties>
    </style:style>
    <style:style style:name="P3" style:family="paragraph" style:parent-style-name="Footer">
      <style:paragraph-properties fo:margin-left="0in" fo:margin-right="0in" fo:text-align="center" style:justify-single-word="false" fo:text-indent="0in" style:auto-text-indent="false"/>
    </style:style>
    <style:style style:name="P4" style:family="paragraph" style:parent-style-name="Normal">
      <style:paragraph-properties fo:margin-left="0in" fo:margin-right="0in" fo:text-align="start" style:justify-single-word="false" fo:text-indent="0in" style:auto-text-indent="false">
        <style:tab-stops>
          <style:tab-stop style:position="6.3in" style:type="right"/>
        </style:tab-stops>
      </style:paragraph-properties>
    </style:style>
    <style:style style:name="P5" style:family="paragraph" style:parent-style-name="Normal">
      <style:paragraph-properties fo:margin-left="0in" fo:margin-right="0in" fo:text-align="start" style:justify-single-word="false" fo:text-indent="0in" style:auto-text-indent="false">
        <style:tab-stops>
          <style:tab-stop style:position="0.3937in"/>
          <style:tab-stop style:position="6.3in" style:type="right"/>
        </style:tab-stops>
      </style:paragraph-properties>
    </style:style>
    <style:style style:name="P6" style:family="paragraph" style:parent-style-name="Normal">
      <style:paragraph-properties fo:margin-left="0in" fo:margin-right="0in" fo:text-indent="0in" style:auto-text-indent="false"/>
      <style:text-properties fo:language="pt" fo:country="BR"/>
    </style:style>
    <style:style style:name="P7" style:family="paragraph" style:parent-style-name="Normal">
      <style:paragraph-properties fo:margin-left="0in" fo:margin-right="0in" fo:text-indent="0in" style:auto-text-indent="false"/>
      <style:text-properties fo:language="pt" fo:country="BR" fo:font-weight="bold" style:font-weight-asian="bold" style:font-weight-complex="bold"/>
    </style:style>
    <style:style style:name="P8" style:family="paragraph" style:parent-style-name="Normal">
      <style:paragraph-properties fo:margin-left="0in" fo:margin-right="0in" fo:text-align="center" style:justify-single-word="false" fo:text-indent="0in" style:auto-text-indent="false"/>
      <style:text-properties fo:font-size="10pt" fo:language="pt" fo:country="BR" style:font-size-asian="10pt" style:font-size-complex="10pt"/>
    </style:style>
    <style:style style:name="P9" style:family="paragraph" style:parent-style-name="Normal">
      <style:paragraph-properties fo:margin-left="0in" fo:margin-right="0in" fo:margin-top="0in" fo:margin-bottom="0in" style:contextual-spacing="false" fo:text-indent="0in" style:auto-text-indent="false"/>
    </style:style>
    <style:style style:name="P10" style:family="paragraph" style:parent-style-name="Author">
      <style:paragraph-properties fo:margin-left="0in" fo:margin-right="0in" fo:margin-top="0.0835in" fo:margin-bottom="0in" style:contextual-spacing="false" fo:text-indent="0in" style:auto-text-indent="false"/>
      <style:text-properties fo:language="pt" fo:country="BR" fo:font-weight="normal" style:font-weight-asian="normal" style:font-weight-complex="bold"/>
    </style:style>
    <style:style style:name="P11" style:family="paragraph" style:parent-style-name="Author">
      <style:paragraph-properties fo:margin-left="0in" fo:margin-right="0in" fo:margin-top="0.0835in" fo:margin-bottom="0in" style:contextual-spacing="false" fo:text-indent="0in" style:auto-text-indent="false">
        <style:tab-stops>
          <style:tab-stop style:position="0.3937in"/>
          <style:tab-stop style:position="0.5in"/>
        </style:tab-stops>
      </style:paragraph-properties>
    </style:style>
    <style:style style:name="P12" style:family="paragraph" style:parent-style-name="Author">
      <style:paragraph-properties fo:margin-left="0in" fo:margin-right="0in" fo:text-indent="0in" style:auto-text-indent="false">
        <style:tab-stops>
          <style:tab-stop style:position="0.3937in"/>
          <style:tab-stop style:position="0.5in"/>
        </style:tab-stops>
      </style:paragraph-properties>
      <style:text-properties fo:language="pt" fo:country="BR"/>
    </style:style>
    <style:style style:name="P13" style:family="paragraph" style:parent-style-name="Title">
      <style:text-properties fo:color="#c00000" fo:language="pt" fo:country="BR"/>
    </style:style>
    <style:style style:name="P14" style:family="paragraph" style:parent-style-name="Referência">
      <style:paragraph-properties fo:margin-top="0.25in" fo:margin-bottom="0in" style:contextual-spacing="false" fo:text-align="center" style:justify-single-word="false"/>
      <style:text-properties fo:font-size="10pt" fo:language="pt" fo:country="BR" fo:font-style="italic" fo:font-weight="bold" style:font-size-asian="10pt" style:font-style-asian="italic" style:font-weight-asian="bold" style:font-style-complex="italic"/>
    </style:style>
    <style:style style:name="P15" style:family="paragraph" style:parent-style-name="Referência">
      <style:paragraph-properties fo:margin-top="0.25in" fo:margin-bottom="0in" style:contextual-spacing="false" fo:text-align="center" style:justify-single-word="false"/>
      <style:text-properties fo:font-size="10pt" fo:language="pt" fo:country="BR" style:font-size-asian="10pt"/>
    </style:style>
    <style:style style:name="P16" style:family="paragraph" style:parent-style-name="Referência">
      <style:text-properties fo:font-size="10pt" fo:language="pt" fo:country="BR" style:font-size-asian="10pt"/>
    </style:style>
    <style:style style:name="P17" style:family="paragraph" style:parent-style-name="Referência">
      <style:text-properties fo:font-size="10pt" fo:language="pt" fo:country="BR" fo:font-style="italic" style:font-size-asian="10pt" style:font-style-asian="italic" style:font-style-complex="italic"/>
    </style:style>
    <style:style style:name="P18" style:family="paragraph" style:parent-style-name="Normal">
      <style:text-properties fo:language="pt" fo:country="BR"/>
    </style:style>
    <style:style style:name="P19" style:family="paragraph" style:parent-style-name="Table_20_Contents">
      <style:paragraph-properties fo:text-align="justify" style:justify-single-word="false"/>
      <style:text-properties style:font-name="Arial" fo:font-size="12pt" style:font-size-asian="12pt"/>
    </style:style>
    <style:style style:name="P20" style:family="paragraph" style:parent-style-name="Table_20_Contents">
      <style:paragraph-properties fo:text-align="justify" style:justify-single-word="false"/>
      <style:text-properties style:font-name="Arial" fo:font-size="12pt" fo:font-weight="bold" style:font-size-asian="12pt" style:font-weight-asian="bold" style:font-weight-complex="bold"/>
    </style:style>
    <style:style style:name="P21" style:family="paragraph" style:parent-style-name="Footnote">
      <style:text-properties style:font-name="Arial" fo:font-size="12pt" style:font-size-asian="12pt" style:font-size-complex="12pt"/>
    </style:style>
    <style:style style:name="P22" style:family="paragraph" style:parent-style-name="Title" style:master-page-name="MP0">
      <style:paragraph-properties style:page-number="auto"/>
    </style:style>
    <style:style style:name="P23" style:family="paragraph" style:parent-style-name="Title" style:master-page-name="MP2">
      <style:paragraph-properties style:page-number="1" fo:break-before="page"/>
    </style:style>
    <style:style style:name="P24" style:family="paragraph" style:parent-style-name="Heading_20_1" style:list-style-name="">
      <style:text-properties fo:language="pt" fo:country="BR"/>
    </style:style>
    <style:style style:name="P25" style:family="paragraph" style:parent-style-name="Heading_20_1" style:list-style-name="">
      <style:paragraph-properties fo:margin-top="0in" fo:margin-bottom="0in" style:contextual-spacing="false" fo:break-before="page"/>
    </style:style>
    <style:style style:name="P26" style:family="paragraph" style:parent-style-name="Heading_20_1" style:list-style-name="">
      <style:paragraph-properties fo:margin-left="0in" fo:margin-right="0in" fo:text-indent="0in" style:auto-text-indent="false"/>
      <style:text-properties fo:language="pt" fo:country="BR"/>
    </style:style>
    <style:style style:name="P27" style:family="paragraph" style:parent-style-name="Heading_20_2" style:list-style-name="">
      <style:text-properties fo:language="pt" fo:country="BR"/>
    </style:style>
    <style:style style:name="P28" style:family="paragraph" style:parent-style-name="Normal">
      <style:text-properties fo:language="pt" fo:country="BR" officeooo:paragraph-rsid="003fb6f9"/>
    </style:style>
    <style:style style:name="P29" style:family="paragraph" style:parent-style-name="Normal">
      <style:text-properties fo:language="pt" fo:country="BR" officeooo:paragraph-rsid="004d40a9"/>
    </style:style>
    <style:style style:name="P30" style:family="paragraph" style:parent-style-name="Normal">
      <style:text-properties fo:language="pt" fo:country="BR" officeooo:paragraph-rsid="0072e065"/>
    </style:style>
    <style:style style:name="P31" style:family="paragraph" style:parent-style-name="Normal">
      <style:text-properties fo:language="pt" fo:country="BR" officeooo:paragraph-rsid="0090822c"/>
    </style:style>
    <style:style style:name="P32" style:family="paragraph" style:parent-style-name="Normal">
      <style:text-properties fo:language="pt" fo:country="BR" officeooo:paragraph-rsid="00ca35f9"/>
    </style:style>
    <style:style style:name="P33" style:family="paragraph" style:parent-style-name="Normal">
      <style:text-properties fo:language="pt" fo:country="BR" officeooo:paragraph-rsid="00ea4995"/>
    </style:style>
    <style:style style:name="P34" style:family="paragraph" style:parent-style-name="Normal">
      <style:paragraph-properties fo:margin-left="0in" fo:margin-right="0in" fo:text-indent="0in" style:auto-text-indent="false"/>
      <style:text-properties fo:language="pt" fo:country="BR"/>
    </style:style>
    <style:style style:name="P35" style:family="paragraph" style:parent-style-name="Normal">
      <style:paragraph-properties fo:margin-left="0in" fo:margin-right="0in" fo:text-indent="0in" style:auto-text-indent="false"/>
      <style:text-properties fo:language="pt" fo:country="BR" officeooo:paragraph-rsid="00ea4995"/>
    </style:style>
    <style:style style:name="P36" style:family="paragraph" style:parent-style-name="Normal">
      <style:paragraph-properties fo:margin-left="0in" fo:margin-right="0in" fo:text-indent="0in" style:auto-text-indent="false"/>
      <style:text-properties fo:language="pt" fo:country="BR" officeooo:paragraph-rsid="00ebbbfc"/>
    </style:style>
    <style:style style:name="P37" style:family="paragraph" style:parent-style-name="Normal">
      <style:paragraph-properties fo:margin-left="0in" fo:margin-right="0in" fo:text-indent="0in" style:auto-text-indent="false"/>
      <style:text-properties fo:language="pt" fo:country="BR" officeooo:paragraph-rsid="014f1c93"/>
    </style:style>
    <style:style style:name="T1" style:family="text">
      <style:text-properties fo:font-size="10pt" fo:language="pt" fo:country="BR" style:font-size-asian="10pt"/>
    </style:style>
    <style:style style:name="T2" style:family="text">
      <style:text-properties fo:font-size="10pt" fo:language="pt" fo:country="BR" fo:font-style="italic" style:font-size-asian="10pt" style:font-style-asian="italic" style:font-style-complex="italic"/>
    </style:style>
    <style:style style:name="T3" style:family="text">
      <style:text-properties fo:font-size="10pt" fo:language="pt" fo:country="BR" fo:font-weight="bold" style:font-size-asian="10pt" style:font-weight-asian="bold"/>
    </style:style>
    <style:style style:name="T4" style:family="text">
      <style:text-properties style:text-position="-20% 100%" fo:font-size="10pt" fo:language="pt" fo:country="BR" fo:font-style="italic" style:font-size-asian="10pt" style:font-style-asian="italic" style:font-style-complex="italic"/>
    </style:style>
    <style:style style:name="T5" style:family="text">
      <style:text-properties style:text-position="-20% 100%" fo:font-size="10pt" fo:language="pt" fo:country="BR" style:font-size-asian="10pt"/>
    </style:style>
    <style:style style:name="T6" style:family="text">
      <style:text-properties fo:language="pt" fo:country="BR"/>
    </style:style>
    <style:style style:name="T7" style:family="text">
      <style:text-properties fo:language="pt" fo:country="BR" officeooo:rsid="001df599"/>
    </style:style>
    <style:style style:name="T8" style:family="text">
      <style:text-properties style:font-name="Spranq eco sans" fo:language="pt" fo:country="BR"/>
    </style:style>
    <style:style style:name="T9" style:family="text">
      <style:text-properties style:font-name="Spranq eco sans" fo:font-size="10pt" fo:language="pt" fo:country="BR" style:font-size-asian="10pt"/>
    </style:style>
    <style:style style:name="T10" style:family="text">
      <style:text-properties style:font-name="Spranq eco sans" fo:font-size="10pt" fo:language="pt" fo:country="BR" fo:font-style="italic" style:font-size-asian="10pt" style:font-style-asian="italic"/>
    </style:style>
    <style:style style:name="T11" style:family="text">
      <style:text-properties fo:font-variant="normal" fo:text-transform="none" fo:color="#a6a6a6" fo:font-size="12pt" fo:language="pt" fo:country="BR" style:font-size-asian="12pt" style:font-name-complex="Times New Roman" style:font-size-complex="12pt" style:font-weight-complex="normal"/>
    </style:style>
    <style:style style:name="T12" style:family="text">
      <style:text-properties fo:font-variant="normal" fo:text-transform="none" fo:color="#a6a6a6" fo:font-size="10pt" fo:letter-spacing="-0.0028in" fo:language="pt" fo:country="BR" fo:font-weight="normal" style:font-size-asian="10pt" style:font-weight-asian="normal" style:font-name-complex="Times New Roman" style:font-size-complex="10pt"/>
    </style:style>
    <style:style style:name="T13" style:family="text">
      <style:text-properties fo:font-variant="normal" fo:text-transform="none" fo:color="#a6a6a6" style:font-name="Courier New" fo:font-size="10pt" fo:language="pt" fo:country="BR" fo:font-weight="normal" style:font-size-asian="10pt" style:font-weight-asian="normal" style:font-name-complex="Courier New" style:font-weight-complex="normal"/>
    </style:style>
    <style:style style:name="T14" style:family="text">
      <style:text-properties fo:color="#a6a6a6" fo:language="pt" fo:country="BR"/>
    </style:style>
    <style:style style:name="T15" style:family="text">
      <style:text-properties fo:color="#a6a6a6" fo:font-size="10pt" fo:letter-spacing="-0.0028in" fo:language="pt" fo:country="BR" fo:font-weight="normal" style:font-size-asian="10pt" style:font-weight-asian="normal" style:font-size-complex="10pt" style:font-weight-complex="bold"/>
    </style:style>
    <style:style style:name="T16" style:family="text">
      <style:text-properties fo:color="#a6a6a6" fo:font-size="10pt" fo:language="pt" fo:country="BR" style:font-size-asian="10pt"/>
    </style:style>
    <style:style style:name="T17" style:family="text">
      <style:text-properties fo:color="#a6a6a6" style:font-name="Courier New" fo:font-size="10pt" fo:language="pt" fo:country="BR" fo:font-weight="normal" style:font-size-asian="10pt" style:font-weight-asian="normal" style:font-name-complex="Courier New" style:font-weight-complex="bold"/>
    </style:style>
    <style:style style:name="T18" style:family="text">
      <style:text-properties fo:font-style="italic" style:font-style-asian="italic" style:font-style-complex="italic"/>
    </style:style>
    <style:style style:name="T19" style:family="text">
      <style:text-properties officeooo:rsid="001add19"/>
    </style:style>
    <style:style style:name="T20" style:family="text">
      <style:text-properties officeooo:rsid="0020d04c"/>
    </style:style>
    <style:style style:name="T21" style:family="text">
      <style:text-properties officeooo:rsid="00225cc2"/>
    </style:style>
    <style:style style:name="T22" style:family="text">
      <style:text-properties officeooo:rsid="00234125"/>
    </style:style>
    <style:style style:name="T23" style:family="text">
      <style:text-properties officeooo:rsid="00243295"/>
    </style:style>
    <style:style style:name="T24" style:family="text">
      <style:text-properties officeooo:rsid="0025bacf"/>
    </style:style>
    <style:style style:name="T25" style:family="text">
      <style:text-properties officeooo:rsid="002792dd"/>
    </style:style>
    <style:style style:name="T26" style:family="text">
      <style:text-properties officeooo:rsid="0029c8ec"/>
    </style:style>
    <style:style style:name="T27" style:family="text">
      <style:text-properties officeooo:rsid="002a1724"/>
    </style:style>
    <style:style style:name="T28" style:family="text">
      <style:text-properties officeooo:rsid="002b6fec"/>
    </style:style>
    <style:style style:name="T29" style:family="text">
      <style:text-properties officeooo:rsid="002e8372"/>
    </style:style>
    <style:style style:name="T30" style:family="text">
      <style:text-properties officeooo:rsid="00319d16"/>
    </style:style>
    <style:style style:name="T31" style:family="text">
      <style:text-properties officeooo:rsid="0034e222"/>
    </style:style>
    <style:style style:name="T32" style:family="text">
      <style:text-properties officeooo:rsid="003912de"/>
    </style:style>
    <style:style style:name="T33" style:family="text">
      <style:text-properties officeooo:rsid="003e5081"/>
    </style:style>
    <style:style style:name="T34" style:family="text">
      <style:text-properties officeooo:rsid="003fb6f9"/>
    </style:style>
    <style:style style:name="T35" style:family="text">
      <style:text-properties officeooo:rsid="00411096"/>
    </style:style>
    <style:style style:name="T36" style:family="text">
      <style:text-properties officeooo:rsid="00441b66"/>
    </style:style>
    <style:style style:name="T37" style:family="text">
      <style:text-properties officeooo:rsid="004569c4"/>
    </style:style>
    <style:style style:name="T38" style:family="text">
      <style:text-properties officeooo:rsid="0046190a"/>
    </style:style>
    <style:style style:name="T39" style:family="text">
      <style:text-properties officeooo:rsid="00467f22"/>
    </style:style>
    <style:style style:name="T40" style:family="text">
      <style:text-properties officeooo:rsid="00476f14"/>
    </style:style>
    <style:style style:name="T41" style:family="text">
      <style:text-properties officeooo:rsid="00485b67"/>
    </style:style>
    <style:style style:name="T42" style:family="text">
      <style:text-properties officeooo:rsid="004a42aa"/>
    </style:style>
    <style:style style:name="T43" style:family="text">
      <style:text-properties officeooo:rsid="004a8d85"/>
    </style:style>
    <style:style style:name="T44" style:family="text">
      <style:text-properties officeooo:rsid="004ce473"/>
    </style:style>
    <style:style style:name="T45" style:family="text">
      <style:text-properties officeooo:rsid="004d40a9"/>
    </style:style>
    <style:style style:name="T46" style:family="text">
      <style:text-properties officeooo:rsid="004dfb9c"/>
    </style:style>
    <style:style style:name="T47" style:family="text">
      <style:text-properties officeooo:rsid="00515eb1"/>
    </style:style>
    <style:style style:name="T48" style:family="text">
      <style:text-properties officeooo:rsid="00531911"/>
    </style:style>
    <style:style style:name="T49" style:family="text">
      <style:text-properties officeooo:rsid="00543113"/>
    </style:style>
    <style:style style:name="T50" style:family="text">
      <style:text-properties officeooo:rsid="0054c123"/>
    </style:style>
    <style:style style:name="T51" style:family="text">
      <style:text-properties officeooo:rsid="0055a2fb"/>
    </style:style>
    <style:style style:name="T52" style:family="text">
      <style:text-properties officeooo:rsid="0056e90f"/>
    </style:style>
    <style:style style:name="T53" style:family="text">
      <style:text-properties officeooo:rsid="005a3731"/>
    </style:style>
    <style:style style:name="T54" style:family="text">
      <style:text-properties officeooo:rsid="005b15a9"/>
    </style:style>
    <style:style style:name="T55" style:family="text">
      <style:text-properties officeooo:rsid="005cd397"/>
    </style:style>
    <style:style style:name="T56" style:family="text">
      <style:text-properties officeooo:rsid="005e7988"/>
    </style:style>
    <style:style style:name="T57" style:family="text">
      <style:text-properties officeooo:rsid="005f9c3a"/>
    </style:style>
    <style:style style:name="T58" style:family="text">
      <style:text-properties officeooo:rsid="0060db95"/>
    </style:style>
    <style:style style:name="T59" style:family="text">
      <style:text-properties officeooo:rsid="0061d1cd"/>
    </style:style>
    <style:style style:name="T60" style:family="text">
      <style:text-properties officeooo:rsid="0062d8b9"/>
    </style:style>
    <style:style style:name="T61" style:family="text">
      <style:text-properties officeooo:rsid="00636b64"/>
    </style:style>
    <style:style style:name="T62" style:family="text">
      <style:text-properties officeooo:rsid="00649215"/>
    </style:style>
    <style:style style:name="T63" style:family="text">
      <style:text-properties officeooo:rsid="006685e6"/>
    </style:style>
    <style:style style:name="T64" style:family="text">
      <style:text-properties officeooo:rsid="00669bae"/>
    </style:style>
    <style:style style:name="T65" style:family="text">
      <style:text-properties officeooo:rsid="0067168b"/>
    </style:style>
    <style:style style:name="T66" style:family="text">
      <style:text-properties officeooo:rsid="006be8a5"/>
    </style:style>
    <style:style style:name="T67" style:family="text">
      <style:text-properties officeooo:rsid="006c8ff0"/>
    </style:style>
    <style:style style:name="T68" style:family="text">
      <style:text-properties officeooo:rsid="006df16c"/>
    </style:style>
    <style:style style:name="T69" style:family="text">
      <style:text-properties officeooo:rsid="006f7942"/>
    </style:style>
    <style:style style:name="T70" style:family="text">
      <style:text-properties officeooo:rsid="006f7fe2"/>
    </style:style>
    <style:style style:name="T71" style:family="text">
      <style:text-properties officeooo:rsid="007156d4"/>
    </style:style>
    <style:style style:name="T72" style:family="text">
      <style:text-properties officeooo:rsid="0072e065"/>
    </style:style>
    <style:style style:name="T73" style:family="text">
      <style:text-properties officeooo:rsid="0073a224"/>
    </style:style>
    <style:style style:name="T74" style:family="text">
      <style:text-properties officeooo:rsid="00757817"/>
    </style:style>
    <style:style style:name="T75" style:family="text">
      <style:text-properties officeooo:rsid="0078e84d"/>
    </style:style>
    <style:style style:name="T76" style:family="text">
      <style:text-properties officeooo:rsid="007a4bb1"/>
    </style:style>
    <style:style style:name="T77" style:family="text">
      <style:text-properties officeooo:rsid="007b7deb"/>
    </style:style>
    <style:style style:name="T78" style:family="text">
      <style:text-properties officeooo:rsid="007e2e65"/>
    </style:style>
    <style:style style:name="T79" style:family="text">
      <style:text-properties officeooo:rsid="00800870"/>
    </style:style>
    <style:style style:name="T80" style:family="text">
      <style:text-properties officeooo:rsid="00823ef7"/>
    </style:style>
    <style:style style:name="T81" style:family="text">
      <style:text-properties officeooo:rsid="008389e8"/>
    </style:style>
    <style:style style:name="T82" style:family="text">
      <style:text-properties officeooo:rsid="0085c9d3"/>
    </style:style>
    <style:style style:name="T83" style:family="text">
      <style:text-properties officeooo:rsid="0089d54a"/>
    </style:style>
    <style:style style:name="T84" style:family="text">
      <style:text-properties officeooo:rsid="008af035"/>
    </style:style>
    <style:style style:name="T85" style:family="text">
      <style:text-properties officeooo:rsid="008e618a"/>
    </style:style>
    <style:style style:name="T86" style:family="text">
      <style:text-properties officeooo:rsid="0090822c"/>
    </style:style>
    <style:style style:name="T87" style:family="text">
      <style:text-properties officeooo:rsid="0090b9ed"/>
    </style:style>
    <style:style style:name="T88" style:family="text">
      <style:text-properties officeooo:rsid="009195ab"/>
    </style:style>
    <style:style style:name="T89" style:family="text">
      <style:text-properties officeooo:rsid="009224d1"/>
    </style:style>
    <style:style style:name="T90" style:family="text">
      <style:text-properties officeooo:rsid="009367f8"/>
    </style:style>
    <style:style style:name="T91" style:family="text">
      <style:text-properties officeooo:rsid="00953f9c"/>
    </style:style>
    <style:style style:name="T92" style:family="text">
      <style:text-properties officeooo:rsid="00963af3"/>
    </style:style>
    <style:style style:name="T93" style:family="text">
      <style:text-properties officeooo:rsid="0098bbcb"/>
    </style:style>
    <style:style style:name="T94" style:family="text">
      <style:text-properties officeooo:rsid="009a7772"/>
    </style:style>
    <style:style style:name="T95" style:family="text">
      <style:text-properties officeooo:rsid="009acc02"/>
    </style:style>
    <style:style style:name="T96" style:family="text">
      <style:text-properties officeooo:rsid="009c953d"/>
    </style:style>
    <style:style style:name="T97" style:family="text">
      <style:text-properties officeooo:rsid="009d50cd"/>
    </style:style>
    <style:style style:name="T98" style:family="text">
      <style:text-properties officeooo:rsid="009d7ce6"/>
    </style:style>
    <style:style style:name="T99" style:family="text">
      <style:text-properties officeooo:rsid="009e1e80"/>
    </style:style>
    <style:style style:name="T100" style:family="text">
      <style:text-properties officeooo:rsid="009fd1a4"/>
    </style:style>
    <style:style style:name="T101" style:family="text">
      <style:text-properties officeooo:rsid="00a00757"/>
    </style:style>
    <style:style style:name="T102" style:family="text">
      <style:text-properties officeooo:rsid="00a066aa"/>
    </style:style>
    <style:style style:name="T103" style:family="text">
      <style:text-properties officeooo:rsid="00a156db"/>
    </style:style>
    <style:style style:name="T104" style:family="text">
      <style:text-properties officeooo:rsid="00a3d174"/>
    </style:style>
    <style:style style:name="T105" style:family="text">
      <style:text-properties officeooo:rsid="00a55345"/>
    </style:style>
    <style:style style:name="T106" style:family="text">
      <style:text-properties officeooo:rsid="00a9179d"/>
    </style:style>
    <style:style style:name="T107" style:family="text">
      <style:text-properties officeooo:rsid="00aaa449"/>
    </style:style>
    <style:style style:name="T108" style:family="text">
      <style:text-properties officeooo:rsid="00ab9837"/>
    </style:style>
    <style:style style:name="T109" style:family="text">
      <style:text-properties officeooo:rsid="00aca97f"/>
    </style:style>
    <style:style style:name="T110" style:family="text">
      <style:text-properties officeooo:rsid="00b040c5"/>
    </style:style>
    <style:style style:name="T111" style:family="text">
      <style:text-properties officeooo:rsid="00b21693"/>
    </style:style>
    <style:style style:name="T112" style:family="text">
      <style:text-properties officeooo:rsid="00b338ab"/>
    </style:style>
    <style:style style:name="T113" style:family="text">
      <style:text-properties officeooo:rsid="00b395d1"/>
    </style:style>
    <style:style style:name="T114" style:family="text">
      <style:text-properties officeooo:rsid="00b64efb"/>
    </style:style>
    <style:style style:name="T115" style:family="text">
      <style:text-properties officeooo:rsid="00b7b945"/>
    </style:style>
    <style:style style:name="T116" style:family="text">
      <style:text-properties officeooo:rsid="00bac2aa"/>
    </style:style>
    <style:style style:name="T117" style:family="text">
      <style:text-properties officeooo:rsid="00bb4f17"/>
    </style:style>
    <style:style style:name="T118" style:family="text">
      <style:text-properties officeooo:rsid="00bd9c15"/>
    </style:style>
    <style:style style:name="T119" style:family="text">
      <style:text-properties officeooo:rsid="00bf6dd5"/>
    </style:style>
    <style:style style:name="T120" style:family="text">
      <style:text-properties officeooo:rsid="00c1b690"/>
    </style:style>
    <style:style style:name="T121" style:family="text">
      <style:text-properties officeooo:rsid="00c41c08"/>
    </style:style>
    <style:style style:name="T122" style:family="text">
      <style:text-properties officeooo:rsid="00c43e0d"/>
    </style:style>
    <style:style style:name="T123" style:family="text">
      <style:text-properties officeooo:rsid="00c61ef8"/>
    </style:style>
    <style:style style:name="T124" style:family="text">
      <style:text-properties officeooo:rsid="00c7f209"/>
    </style:style>
    <style:style style:name="T125" style:family="text">
      <style:text-properties officeooo:rsid="00c8c086"/>
    </style:style>
    <style:style style:name="T126" style:family="text">
      <style:text-properties officeooo:rsid="00ca35f9"/>
    </style:style>
    <style:style style:name="T127" style:family="text">
      <style:text-properties officeooo:rsid="00ca944b"/>
    </style:style>
    <style:style style:name="T128" style:family="text">
      <style:text-properties officeooo:rsid="00cc5e5d"/>
    </style:style>
    <style:style style:name="T129" style:family="text">
      <style:text-properties officeooo:rsid="00ce5202"/>
    </style:style>
    <style:style style:name="T130" style:family="text">
      <style:text-properties officeooo:rsid="00ced1f8"/>
    </style:style>
    <style:style style:name="T131" style:family="text">
      <style:text-properties officeooo:rsid="00d0be4d"/>
    </style:style>
    <style:style style:name="T132" style:family="text">
      <style:text-properties officeooo:rsid="00d39853"/>
    </style:style>
    <style:style style:name="T133" style:family="text">
      <style:text-properties officeooo:rsid="00d46ae9"/>
    </style:style>
    <style:style style:name="T134" style:family="text">
      <style:text-properties officeooo:rsid="00d55386"/>
    </style:style>
    <style:style style:name="T135" style:family="text">
      <style:text-properties officeooo:rsid="00d69810"/>
    </style:style>
    <style:style style:name="T136" style:family="text">
      <style:text-properties officeooo:rsid="00d6dc24"/>
    </style:style>
    <style:style style:name="T137" style:family="text">
      <style:text-properties officeooo:rsid="00d6e139"/>
    </style:style>
    <style:style style:name="T138" style:family="text">
      <style:text-properties officeooo:rsid="00d709af"/>
    </style:style>
    <style:style style:name="T139" style:family="text">
      <style:text-properties officeooo:rsid="00d8b7be"/>
    </style:style>
    <style:style style:name="T140" style:family="text">
      <style:text-properties officeooo:rsid="00d9a302"/>
    </style:style>
    <style:style style:name="T141" style:family="text">
      <style:text-properties officeooo:rsid="00db1e3e"/>
    </style:style>
    <style:style style:name="T142" style:family="text">
      <style:text-properties officeooo:rsid="00dc41b2"/>
    </style:style>
    <style:style style:name="T143" style:family="text">
      <style:text-properties officeooo:rsid="00dd00bc"/>
    </style:style>
    <style:style style:name="T144" style:family="text">
      <style:text-properties officeooo:rsid="00ddfabb"/>
    </style:style>
    <style:style style:name="T145" style:family="text">
      <style:text-properties officeooo:rsid="00de0405"/>
    </style:style>
    <style:style style:name="T146" style:family="text">
      <style:text-properties officeooo:rsid="00dfc9db"/>
    </style:style>
    <style:style style:name="T147" style:family="text">
      <style:text-properties officeooo:rsid="00dfe0b0"/>
    </style:style>
    <style:style style:name="T148" style:family="text">
      <style:text-properties officeooo:rsid="00e15d72"/>
    </style:style>
    <style:style style:name="T149" style:family="text">
      <style:text-properties officeooo:rsid="00e1cc3b"/>
    </style:style>
    <style:style style:name="T150" style:family="text">
      <style:text-properties officeooo:rsid="00e334cd"/>
    </style:style>
    <style:style style:name="T151" style:family="text">
      <style:text-properties officeooo:rsid="00e4153a"/>
    </style:style>
    <style:style style:name="T152" style:family="text">
      <style:text-properties officeooo:rsid="00e53971"/>
    </style:style>
    <style:style style:name="T153" style:family="text">
      <style:text-properties officeooo:rsid="00e54f12"/>
    </style:style>
    <style:style style:name="T154" style:family="text">
      <style:text-properties officeooo:rsid="00e6ed47"/>
    </style:style>
    <style:style style:name="T155" style:family="text">
      <style:text-properties officeooo:rsid="00e8ae17"/>
    </style:style>
    <style:style style:name="T156" style:family="text">
      <style:text-properties officeooo:rsid="00e8b68e"/>
    </style:style>
    <style:style style:name="T157" style:family="text">
      <style:text-properties officeooo:rsid="00e8b6db"/>
    </style:style>
    <style:style style:name="T158" style:family="text">
      <style:text-properties officeooo:rsid="00e9a1d8"/>
    </style:style>
    <style:style style:name="T159" style:family="text">
      <style:text-properties officeooo:rsid="00eba517"/>
    </style:style>
    <style:style style:name="T160" style:family="text">
      <style:text-properties officeooo:rsid="00ebbbfc"/>
    </style:style>
    <style:style style:name="T161" style:family="text">
      <style:text-properties officeooo:rsid="00ed2440"/>
    </style:style>
    <style:style style:name="T162" style:family="text">
      <style:text-properties officeooo:rsid="00edf82f"/>
    </style:style>
    <style:style style:name="T163" style:family="text">
      <style:text-properties officeooo:rsid="00eea0f3"/>
    </style:style>
    <style:style style:name="T164" style:family="text">
      <style:text-properties officeooo:rsid="00ef873a"/>
    </style:style>
    <style:style style:name="T165" style:family="text">
      <style:text-properties officeooo:rsid="00f22f0b"/>
    </style:style>
    <style:style style:name="T166" style:family="text">
      <style:text-properties officeooo:rsid="00f265cf"/>
    </style:style>
    <style:style style:name="T167" style:family="text">
      <style:text-properties officeooo:rsid="00f43afb"/>
    </style:style>
    <style:style style:name="T168" style:family="text">
      <style:text-properties officeooo:rsid="00f4fe24"/>
    </style:style>
    <style:style style:name="T169" style:family="text">
      <style:text-properties officeooo:rsid="00f6b99f"/>
    </style:style>
    <style:style style:name="T170" style:family="text">
      <style:text-properties officeooo:rsid="00f7ac84"/>
    </style:style>
    <style:style style:name="T171" style:family="text">
      <style:text-properties officeooo:rsid="00f99030"/>
    </style:style>
    <style:style style:name="T172" style:family="text">
      <style:text-properties officeooo:rsid="00fb862b"/>
    </style:style>
    <style:style style:name="T173" style:family="text">
      <style:text-properties officeooo:rsid="00fef39e"/>
    </style:style>
    <style:style style:name="T174" style:family="text">
      <style:text-properties officeooo:rsid="01015e57"/>
    </style:style>
    <style:style style:name="T175" style:family="text">
      <style:text-properties officeooo:rsid="0101c006"/>
    </style:style>
    <style:style style:name="T176" style:family="text">
      <style:text-properties officeooo:rsid="0103a5a8"/>
    </style:style>
    <style:style style:name="T177" style:family="text">
      <style:text-properties officeooo:rsid="010551c1"/>
    </style:style>
    <style:style style:name="T178" style:family="text">
      <style:text-properties officeooo:rsid="0107f79b"/>
    </style:style>
    <style:style style:name="T179" style:family="text">
      <style:text-properties officeooo:rsid="010a26a3"/>
    </style:style>
    <style:style style:name="T180" style:family="text">
      <style:text-properties officeooo:rsid="010a9d1c"/>
    </style:style>
    <style:style style:name="T181" style:family="text">
      <style:text-properties officeooo:rsid="010aee7c"/>
    </style:style>
    <style:style style:name="T182" style:family="text">
      <style:text-properties officeooo:rsid="010b0e74"/>
    </style:style>
    <style:style style:name="T183" style:family="text">
      <style:text-properties officeooo:rsid="010bc7ef"/>
    </style:style>
    <style:style style:name="T184" style:family="text">
      <style:text-properties officeooo:rsid="010ce9c0"/>
    </style:style>
    <style:style style:name="T185" style:family="text">
      <style:text-properties officeooo:rsid="010ded35"/>
    </style:style>
    <style:style style:name="T186" style:family="text">
      <style:text-properties style:text-underline-style="none" officeooo:rsid="00f22f0b"/>
    </style:style>
    <style:style style:name="T187" style:family="text">
      <style:text-properties officeooo:rsid="010f43da"/>
    </style:style>
    <style:style style:name="T188" style:family="text">
      <style:text-properties officeooo:rsid="01100185"/>
    </style:style>
    <style:style style:name="T189" style:family="text">
      <style:text-properties officeooo:rsid="0111856f"/>
    </style:style>
    <style:style style:name="T190" style:family="text">
      <style:text-properties officeooo:rsid="0111d1f3"/>
    </style:style>
    <style:style style:name="T191" style:family="text">
      <style:text-properties officeooo:rsid="01139b37"/>
    </style:style>
    <style:style style:name="T192" style:family="text">
      <style:text-properties officeooo:rsid="0113afa8"/>
    </style:style>
    <style:style style:name="T193" style:family="text">
      <style:text-properties officeooo:rsid="01151665"/>
    </style:style>
    <style:style style:name="T194" style:family="text">
      <style:text-properties officeooo:rsid="01168c98"/>
    </style:style>
    <style:style style:name="T195" style:family="text">
      <style:text-properties officeooo:rsid="0119c6be"/>
    </style:style>
    <style:style style:name="T196" style:family="text">
      <style:text-properties officeooo:rsid="011e7256"/>
    </style:style>
    <style:style style:name="T197" style:family="text">
      <style:text-properties officeooo:rsid="011f182d"/>
    </style:style>
    <style:style style:name="T198" style:family="text">
      <style:text-properties officeooo:rsid="011f4841"/>
    </style:style>
    <style:style style:name="T199" style:family="text">
      <style:text-properties officeooo:rsid="0120aba6"/>
    </style:style>
    <style:style style:name="T200" style:family="text">
      <style:text-properties officeooo:rsid="012200b0"/>
    </style:style>
    <style:style style:name="T201" style:family="text">
      <style:text-properties officeooo:rsid="0122ca69"/>
    </style:style>
    <style:style style:name="T202" style:family="text">
      <style:text-properties officeooo:rsid="0123563d"/>
    </style:style>
    <style:style style:name="T203" style:family="text">
      <style:text-properties officeooo:rsid="0124293f"/>
    </style:style>
    <style:style style:name="T204" style:family="text">
      <style:text-properties officeooo:rsid="0126acb7"/>
    </style:style>
    <style:style style:name="T205" style:family="text">
      <style:text-properties officeooo:rsid="0129c221"/>
    </style:style>
    <style:style style:name="T206" style:family="text">
      <style:text-properties officeooo:rsid="012b79ab"/>
    </style:style>
    <style:style style:name="T207" style:family="text">
      <style:text-properties officeooo:rsid="012bba5b"/>
    </style:style>
    <style:style style:name="T208" style:family="text">
      <style:text-properties officeooo:rsid="012e2fed"/>
    </style:style>
    <style:style style:name="T209" style:family="text">
      <style:text-properties officeooo:rsid="012fed59"/>
    </style:style>
    <style:style style:name="T210" style:family="text">
      <style:text-properties officeooo:rsid="0131233d"/>
    </style:style>
    <style:style style:name="T211" style:family="text">
      <style:text-properties officeooo:rsid="0131e668"/>
    </style:style>
    <style:style style:name="T212" style:family="text">
      <style:text-properties officeooo:rsid="0132a1ab"/>
    </style:style>
    <style:style style:name="T213" style:family="text">
      <style:text-properties officeooo:rsid="0134b5bb"/>
    </style:style>
    <style:style style:name="T214" style:family="text">
      <style:text-properties officeooo:rsid="013623a4"/>
    </style:style>
    <style:style style:name="T215" style:family="text">
      <style:text-properties officeooo:rsid="01390aa0"/>
    </style:style>
    <style:style style:name="T216" style:family="text">
      <style:text-properties officeooo:rsid="013a44ec"/>
    </style:style>
    <style:style style:name="T217" style:family="text">
      <style:text-properties officeooo:rsid="013bf287"/>
    </style:style>
    <style:style style:name="T218" style:family="text">
      <style:text-properties officeooo:rsid="013d74de"/>
    </style:style>
    <style:style style:name="T219" style:family="text">
      <style:text-properties officeooo:rsid="013f21a2"/>
    </style:style>
    <style:style style:name="T220" style:family="text">
      <style:text-properties officeooo:rsid="013fba43"/>
    </style:style>
    <style:style style:name="T221" style:family="text">
      <style:text-properties officeooo:rsid="01423a8a"/>
    </style:style>
    <style:style style:name="T222" style:family="text">
      <style:text-properties officeooo:rsid="0145c8f8"/>
    </style:style>
    <style:style style:name="T223" style:family="text">
      <style:text-properties officeooo:rsid="01472f40"/>
    </style:style>
    <style:style style:name="T224" style:family="text">
      <style:text-properties officeooo:rsid="01478b6d"/>
    </style:style>
    <style:style style:name="T225" style:family="text">
      <style:text-properties officeooo:rsid="0148e3dc"/>
    </style:style>
    <style:style style:name="T226" style:family="text">
      <style:text-properties officeooo:rsid="014a9f52"/>
    </style:style>
    <style:style style:name="T227" style:family="text">
      <style:text-properties officeooo:rsid="014af137"/>
    </style:style>
    <style:style style:name="T228" style:family="text">
      <style:text-properties officeooo:rsid="014caaee"/>
    </style:style>
    <style:style style:name="T229" style:family="text">
      <style:text-properties officeooo:rsid="014dddc3"/>
    </style:style>
    <style:style style:name="T230" style:family="text">
      <style:text-properties officeooo:rsid="014ee0d1"/>
    </style:style>
    <style:style style:name="T231" style:family="text">
      <style:text-properties officeooo:rsid="014f5f8c"/>
    </style:style>
    <style:style style:name="fr1" style:family="graphic" style:parent-style-name="Graphics">
      <style:graphic-properties style:vertical-pos="top" style:vertical-rel="baseline" style:horizontal-pos="center" style:horizontal-rel="paragraph-content" fo:background-color="#ffffff" style:background-transparency="0%" fo:padding-left="0.1in" fo:padding-right="0.1in" fo:padding-top="0.0984in" fo:padding-bottom="0.0984in" fo:border="0.74pt solid #000000" style:writing-mode="lr-tb">
        <style:background-image/>
      </style:graphic-properties>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pan text:style-name="Default_20_Paragraph_20_Font"><text:span text:style-name="T6"/></text:span></text:p>
      <text:p text:style-name="P13">Não realize nenhuma alteração <text:line-break/>nesta página do template</text:p>
      <text:p text:style-name="Title"><text:span text:style-name="Default_20_Paragraph_20_Font"><text:span text:style-name="T8"><draw:frame draw:style-name="fr1" draw:name="Text Box 4" text:anchor-type="as-char" svg:width="6.3098in" style:rel-width="scale" svg:height="0.6756in" style:rel-height="scale" draw:z-index="0"><draw:text-box><text:p text:style-name="P9"><text:span text:style-name="Default_20_Paragraph_20_Font"><text:span text:style-name="T9">Esta revista é (e sempre foi) eletrônica para ajudar a proteger o meio ambiente, mas, caso deseje imprimir esse artigo, saiba que ele foi editorado com uma fonte mais ecológica, a </text:span></text:span><text:span text:style-name="Default_20_Paragraph_20_Font"><text:span text:style-name="T10">Eco Sans</text:span></text:span><text:span text:style-name="Default_20_Paragraph_20_Font"><text:span text:style-name="T9">,</text:span></text:span><text:span text:style-name="Default_20_Paragraph_20_Font"><text:span text:style-name="T10"> </text:span></text:span><text:span text:style-name="Default_20_Paragraph_20_Font"><text:span text:style-name="T9">que gasta menos tinta.</text:span></text:span></text:p></draw:text-box></draw:frame></text:span></text:span></text:p>
      <text:section text:style-name="Sect1" text:name="Sect1">
        <text:p text:style-name="Title"/>
      </text:section>
      <text:p text:style-name="P23"><text:span text:style-name="Default_20_Paragraph_20_Font"><text:span text:style-name="T7">The </text:span></text:span><text:span text:style-name="Default_20_Paragraph_20_Font"><text:span text:style-name="T6">Algorithmic Autoregulation </text:span></text:span></text:p>
      <text:p text:style-name="Title"><text:span text:style-name="Default_20_Paragraph_20_Font"><text:span text:style-name="T7">SOFTWARE DEVELOPMENT</text:span></text:span><text:span text:style-name="Default_20_Paragraph_20_Font"><text:span text:style-name="T6"> Methodology </text:span></text:span></text:p>
      <text:p text:style-name="P10"><text:line-break/></text:p>
      <table:table table:name="Tabela1" table:style-name="Tabela1">
        <table:table-column table:style-name="Tabela1.A"/>
        <table:table-row table:style-name="Tabela1.1">
          <table:table-cell table:style-name="Tabela1.A1" office:value-type="string">
            <text:p text:style-name="P12">Espaço para incluir os autores, na versão definitiva <text:line-break/>(por ora, deixar em branco)</text:p>
          </table:table-cell>
        </table:table-row>
        <table:table-row table:style-name="Tabela1.2">
          <table:table-cell table:style-name="Tabela1.A2" office:value-type="string">
            <text:p text:style-name="P2"><text:span text:style-name="Default_20_Paragraph_20_Font"><text:span text:style-name="T11">Autor 1</text:span></text:span><text:span text:style-name="Default_20_Paragraph_20_Font"><text:span text:style-name="T14"><text:line-break/></text:span></text:span><text:span text:style-name="Default_20_Paragraph_20_Font"><text:span text:style-name="T12">departamento dentro da instituição – nome da instituição (sigla da instituição)</text:span></text:span><text:span text:style-name="Default_20_Paragraph_20_Font"><text:span text:style-name="T12"><text:line-break/></text:span></text:span><text:span text:style-name="Default_20_Paragraph_20_Font"><text:span text:style-name="T13">nonono@nonono.edu.br</text:span></text:span></text:p>
            <text:p text:style-name="P11"><text:span text:style-name="Default_20_Paragraph_20_Font"><text:span text:style-name="T14">Autor 2</text:span></text:span><text:span text:style-name="Default_20_Paragraph_20_Font"><text:span text:style-name="T14"><text:line-break/></text:span></text:span><text:span text:style-name="Default_20_Paragraph_20_Font"><text:span text:style-name="T15">departamento dentro da instituição – nome da instituição (sigla da instituição)</text:span></text:span><text:span text:style-name="Default_20_Paragraph_20_Font"><text:span text:style-name="T15"><text:line-break/></text:span></text:span><text:span text:style-name="Default_20_Paragraph_20_Font"><text:span text:style-name="T17">nonono@nonono.edu.br</text:span></text:span></text:p>
            <text:p text:style-name="P11"><text:span text:style-name="Default_20_Paragraph_20_Font"><text:span text:style-name="T14">Autor 3<text:line-break/></text:span></text:span><text:span text:style-name="Default_20_Paragraph_20_Font"><text:span text:style-name="T15">departamento dentro da instituição – nome da instituição (sigla da instituição)</text:span></text:span><text:span text:style-name="Default_20_Paragraph_20_Font"><text:span text:style-name="T16"><text:line-break/></text:span></text:span><text:span text:style-name="Default_20_Paragraph_20_Font"><text:span text:style-name="T17">nonono@nonono.edu.br</text:span></text:span></text:p>
          </table:table-cell>
        </table:table-row>
      </table:table>
      <text:p text:style-name="P14">ABSTRACT</text:p>
      <text:p text:style-name="P17">We present a new self-regulating methodology for coordinating distributed team work called Algorithmic Autoregulation (AA), based on recent social networking concepts and individual merit. Team members take on an egalitarian role, and stay voluntarily logged into so-called AA sessions for part of their time (e.g. 2 hours per day), during which they create periodical logs — short text sentences — they wish to share about their activity with the team. These logs are publicly aggregated in a Website and are peer-validated after the end of a session, as in code review. A short screencast is ideally recorded at the end of each session to make AA logs more understandable. This methodology has shown to be well-suited for increasing the efficiency of distributed teams working on what is called Global Software Development (GSD), as observed in our experience in actual real-world situations. This efficiency boost is mainly achieved through 1) built-in asynch<text:span text:style-name="T20">r</text:span>onous on-demand communication <text:span text:style-name="T21">in conjunction with </text:span>documentation of work products and processes, and 2) reduced need for central management, meetings or time-consuming reports. Hence, the AA methodology legitimizes and facilitates the activities of a distributed software team. It thus enables other entities to have a solid means to fund these activities, allowing for new and concrete business models to emerge for very distributed software development. AA has been proposed, at its core, as a way of sustaining self-replicating hacker initiatives. These claims are discussed in a real case-study of running a distributed free software hacker team called Lab Macambira. </text:p>
      <text:p text:style-name="Referência"><text:span text:style-name="Default_20_Paragraph_20_Font"><text:span text:style-name="T2">Key-words: AA; GSD; global software development; distributed development; hacking; free software</text:span></text:span></text:p>
      <text:p text:style-name="P15"><text:span text:style-name="Default_20_Paragraph_20_Font"><text:span text:style-name="T3"/></text:span></text:p>
      <text:p text:style-name="P16"/>
      <text:h text:style-name="P25" text:outline-level="1">Introdu<text:span text:style-name="T19">CTION</text:span></text:h>
      <text:p text:style-name="P18">One of the defining features of modern times is the widening geographical distribution of software teams (LAST, 2003) <text:span text:style-name="T22">leading to</text:span> what is called Global Software Development (GSD) (GERMAN, 2003; FRYER, 2013; BEGEL, 2013). <text:span text:style-name="T22">Paramount</text:span> example<text:span text:style-name="T22">s stem from the </text:span>free software movement. Projects and institutions <text:span text:style-name="T23">such as </text:span>Mozilla Foundation ha<text:span text:style-name="T22">ve</text:span> several employees and thousands of voluntary <text:span text:style-name="T23">and freelance </text:span><text:s/>developers distributed across many countries. The same is true for GNOME (GERMAN, 2003), OpenBSD, MySQL or Apache Software Foundation, to cite a few of the most active projects. Beyond the free and open <text:span text:style-name="T22">source</text:span> software communit<text:span text:style-name="T22">ies</text:span>, GSD has a growing popularity in every niche of the software industry as a whole, even among those distributing their software <text:span text:style-name="T23">solely with </text:span>proprietary licenses. This phenomenon is attributed to a variety of factors such as <text:span text:style-name="T22">the opportunity to harness</text:span> <text:span text:style-name="T22">a much </text:span>larger labor pool, <text:span text:style-name="T22">the </text:span><text:span text:style-name="T23">massive</text:span> globalization of software companies a<text:span text:style-name="T26">t</text:span> <text:span text:style-name="T22">their </text:span>foundations or even the <text:span text:style-name="T23">search for</text:span> cheaper production <text:span text:style-name="T26">costs</text:span> (KOMI-SIRVIO, 2005).<text:note text:id="ftn1" text:note-class="footnote"><text:note-citation>1</text:note-citation><text:note-body><text:p text:style-name="Footnote">The open source network Ohloh has a more complete and constantly updated list of the most active projects on-line at www.ohloh.net. </text:p></text:note-body></text:note></text:p>
      <text:p text:style-name="P28">Despite the <text:span text:style-name="T26">clear </text:span>advantages of GSD, <text:span text:style-name="T26">it is </text:span><text:span text:style-name="T27">often</text:span><text:span text:style-name="T26"> associated to difficult problems </text:span><text:span text:style-name="T24">a</text:span><text:span text:style-name="T26">s series of qualitatively new situations arise. </text:span><text:span text:style-name="T27">F</text:span><text:span text:style-name="T26">or intance, </text:span><text:span text:style-name="T27">the problem</text:span><text:span text:style-name="T25"> of</text:span> coordinat<text:span text:style-name="T25">ing</text:span> and fund<text:span text:style-name="T25">ing</text:span> free software <text:span text:style-name="T25">initiatives </text:span>on a<text:span text:style-name="T31">n expressively</text:span> larger scale than currently practiced <text:span text:style-name="T27">is widely held as </text:span><text:span text:style-name="T25">a tough challenge</text:span>. Distributed teams are <text:span text:style-name="T26">highly</text:span> heterogeneous, <text:span text:style-name="T26">comprising</text:span> not only volunteers and very experienced developers, but also contractors and freelancers from different backgrounds and cultures. <text:span text:style-name="T28">These</text:span> observations are founded on the factors suggested by Carmel (CARMEL, 2001) as main difficulties for GSD: <text:span text:style-name="T28">geographic</text:span>, t<text:span text:style-name="T28">emporal</text:span> and cultural differences. In the case of free or open software projects,<text:span text:style-name="T30"> all </text:span><text:span text:style-name="T32">such</text:span><text:span text:style-name="T30"> factors are </text:span><text:span text:style-name="T29">exacerbated, </text:span><text:span text:style-name="T34">specially given the</text:span><text:span text:style-name="T33"> need to reliably profit in a </text:span><text:span text:style-name="T35">wildly </text:span><text:span text:style-name="T33">heterogeneous environment in order to scale up.</text:span></text:p>
      <text:p text:style-name="P29">Another problem faced by modern software companies and other collectives <text:span text:style-name="T53">is the</text:span> <text:span text:style-name="T53">rise of </text:span>frequen<text:span text:style-name="T53">t </text:span>ineffective meetings, which are seldom focused on the particular interest of any attendant. <text:span text:style-name="T36">As a </text:span>result it has become the norm <text:span text:style-name="T36">to</text:span> <text:span text:style-name="T36">take part</text:span> in too many meetings <text:span text:style-name="T36">with</text:span> <text:span text:style-name="T36">open laptops and flashing mobile gadget</text:span><text:span text:style-name="T54">s</text:span>, which can be unproductive. <text:span text:style-name="T39">S</text:span>oftware developers <text:span text:style-name="T38">have a </text:span><text:span text:style-name="T39">valuable</text:span><text:span text:style-name="T38"> </text:span><text:span text:style-name="T41">creative </text:span><text:span text:style-name="T38">tendenc</text:span><text:span text:style-name="T40">y</text:span><text:span text:style-name="T38"> </text:span><text:span text:style-name="T41">–</text:span> <text:span text:style-name="T38">they find it enjoyable </text:span>to code, to<text:span text:style-name="T37"> be hands-on with </text:span>their project, to do what they are best at. They <text:span text:style-name="T38">despise</text:span> <text:span text:style-name="T38">having </text:span>to forcibly stop for meetings or to do other bureaucratic activities such as writing lengthy reports to justify their funding (THOMPSON, 2012). <text:span text:style-name="T43">In GSD, there is </text:span><text:span text:style-name="T46">a</text:span><text:span text:style-name="T43"> heavier demand on team coordination whic</text:span><text:span text:style-name="T44">h, in the abscence of a proper methodology,</text:span><text:span text:style-name="T43"> can lead to </text:span><text:span text:style-name="T44">excessive</text:span><text:span text:style-name="T43"> </text:span><text:span text:style-name="T46">and ineffective </text:span><text:span text:style-name="T43">on-line meetings </text:span><text:span text:style-name="T47">and bureaucracy</text:span><text:span text:style-name="T46">.</text:span><text:span text:style-name="T43"> </text:span><text:span text:style-name="T52">Intrinsic g</text:span><text:span text:style-name="T47">eographic, </text:span><text:span text:style-name="T43">temporal and cultural differences </text:span><text:span text:style-name="T48">lead to</text:span><text:span text:style-name="T45"> </text:span><text:span text:style-name="T51">unavoidable</text:span><text:span text:style-name="T49"> </text:span><text:span text:style-name="T50">issues</text:span><text:span text:style-name="T49"> such as</text:span><text:span text:style-name="T43"> </text:span><text:span text:style-name="T45">network </text:span><text:span text:style-name="T43">latency, </text:span><text:span text:style-name="T46">call</text:span><text:span text:style-name="T48">ing</text:span><text:span text:style-name="T46"> for a different strategy.</text:span></text:p>
      <text:p text:style-name="P18">To address these matters is the purpose of <text:span text:style-name="T42">the </text:span>AA methodology <text:span text:style-name="T42">reported </text:span><text:span text:style-name="T55">here </text:span><text:span text:style-name="T56">and </text:span><text:span text:style-name="T57">the</text:span> associated software system for coordinating distributed team work <text:span text:style-name="T58">designed to </text:span>tackl<text:span text:style-name="T58">e</text:span> the disadvantages of GSD. Team members take on an egalitarian role, and stay voluntarily logged in the system for part of their time (e.g. 2 hours per day), during which they log a periodical short text sentence or microlog — similar to a ‘tweet’ from Twitter — <text:span text:style-name="T60">to sample</text:span><text:span text:style-name="T59"> </text:span>the status of their activity. Logging is carried out using a series of <text:span text:style-name="T61">client </text:span>UI alternatives: UNIX shell commands, native GUI or Web page, conventional social network posts, or chat messages to a log bot listening to <text:soft-page-break/>IRC, GTalk, G+, and others. These “microblog sentences” are publicly aggregated and validated by other team members. Through AA, the community has a methodology and an associated system to help implement and validate the activities of a distributed software team. It implicitly legitimizes financial support for <text:span text:style-name="T63">scaling up</text:span><text:span text:style-name="T62"> </text:span>the activity of a distributed development team. The AA methodology is specially useful for coordinating distributed and decentralized team work, providing effective means to asynchronously update different team members without the need for synchronous unproductive meetings, <text:span text:style-name="T64">while ensuring baseline productivity</text:span>. </text:p>
      <text:p text:style-name="P18">A brief overview of current work in GSD methodologies related to AA is presented in Section 1. In Section 2 the most relevant characteristics of the AA methodology are outlined; <text:span text:style-name="T65">we report</text:span> an actual use case of AA for coordinating a team of 9 paid developers during the second half of 2011, as well as a broader use case of AA from 2012 to <text:span text:style-name="T66">2014</text:span>. Section 4<text:span text:style-name="T68"> </text:span><text:span text:style-name="T69">lists</text:span> overall conclusions and indicat<text:span text:style-name="T67">ions</text:span> of future possibilities for the practical use of AA in other types of teams of software developers or organizations working on non-software distributed activities. </text:p>
      <text:h text:style-name="P24" text:outline-level="1">1. RELATED WORK</text:h>
      <text:p text:style-name="P18">There has been a large amount of research <text:span text:style-name="T97">o</text:span>n methodologies t<text:span text:style-name="T97">o</text:span> deal with distributed teams of developers. Although this paper focuses on GSD, <text:span text:style-name="T99">many</text:span> of its principles <text:span text:style-name="T99">can be brought back down</text:span> <text:span text:style-name="T97">to</text:span> <text:span text:style-name="T99">the conventional setting of </text:span>smaller teams of developers working at <text:span text:style-name="T99">nearly the</text:span> same place, timezone and with minor cultural differences, depending on the specific context and demands. Moreover, ‘distributed development’ is generally <text:span text:style-name="T100">regarded</text:span> as being global, which is not <text:span text:style-name="T101">always </text:span>true. For instance, AA has been effectively applied to team<text:span text:style-name="T102">s</text:span> whose members live in the same city but work at different timeframes <text:span text:style-name="T102">at different </text:span>locations, see Section 3. Even smaller groups of developers working on the same building could use GSD methodologies (or an adapted subset) to their benefit, e.g., to account for different work habits, minimize formal meetings, document work process and history, and so on. A thorough survey of <text:span text:style-name="T99">distributed </text:span><text:span text:style-name="T98">GSD</text:span> methodologies is beyond the scope of this paper; this section presents <text:span text:style-name="T103">but </text:span>a brief overview. </text:p>
      <text:p text:style-name="P18">Various methodologies for GSD were built around the factors that affect distributed teamwork. As proposed by Carmel (CARMEL, 1999), these comprise three distances: geographical, cultural and temporal. First, geographical distance handicaps (i) coordination, the act of integrating all the tasks distributed between units (CARMEL, 2001); (ii) control, or the process to maintain specific goals, policies or quality levels; and (iii) communication. All those factors are correlated, e.g., a team needs to have clear communication to work on tasks of a specific problem. </text:p>
      <text:p text:style-name="P18">Second, cultural distance encompasses differences in organizational and natural culture. Spoken language, <text:span text:style-name="T104">individual</text:span> and ethnic values are common <text:span text:style-name="T104">dimensions</text:span> <text:span text:style-name="T104">impacting</text:span> such distance. Some companies prefer to allocate development units <text:span text:style-name="T106">to</text:span> foreign locations <text:span text:style-name="T108">with</text:span> minim<text:span text:style-name="T105">um</text:span> cultural <text:span text:style-name="T107">variance</text:span>, e.g., an American company may prefer Ireland due to spoken language similarity (CARMEL, 2001). Third, temporal distance hampers synchronous communications <text:span text:style-name="T111">such as</text:span> telephone or video conferences. Units of developers working on different time-zones are concerned with managing their agenda <text:span text:style-name="T110">in the face of</text:span><text:span text:style-name="T112"> </text:span>temporal <text:span text:style-name="T109">dissimilarity</text:span>. </text:p>
      <text:p text:style-name="P18"><text:soft-page-break/>Targeting geographical distance, Carmel (CARMEL, 2001) suggests a strategy to <text:span text:style-name="T114">mitigate </text:span><text:span text:style-name="T115">reliance on</text:span> <text:span text:style-name="T113">synchronous </text:span>collaboration. His approach divides the software life-cycle into levels of complexity, <text:span text:style-name="T116">each </text:span>ha<text:span text:style-name="T116">ving</text:span> a degree of collaboration. For example, some developers working on a project with high collaboration <text:span text:style-name="T116">demands</text:span> should use the follow-the-sun approach: when concluding the work day, they pass their work to the team working in another time-zone. Other tactics are suggested by the same author to deal with the three distances, such as separating foreign units of developers in time-zone bands.</text:p>
      <text:p text:style-name="P18">Battin et. al. (BATTIN, 2001) propose and discuss their experiments using specific methodologies created for the distributed development centers from Motorola (at the time having 25+ software development centers worldwide). These methodologies included constant communication with critical units, incremental integration and schedules based <text:span text:style-name="T117">o</text:span>n time-zones <text:span text:style-name="T117">of</text:span> developers <text:span text:style-name="T117">distributed over </text:span>6 countries <text:span text:style-name="T118">from </text:span>3 <text:span text:style-name="T119">different </text:span>continents.</text:p>
      <text:p text:style-name="P32">In considering free software projects, similar factors are present and <text:span text:style-name="T120">more </text:span>specialized methodologies arise. German (GERMAN, 2003) provides a concise review of the methodologies used by the GNOME project, one of the most active of all free software projects. The manuscript is centered on software architecture. It begins by explaining that GNOME is separated into modules (76 on version 2.4, to be precise) and each module has one maintainer who divides her modules into separate parts <text:span text:style-name="T121">within</text:span> which other developers can work on independent tasks, along other responsibilities. <text:span text:style-name="T123">A</text:span>ll development <text:span text:style-name="T122">i</text:span><text:span text:style-name="T123">s carried out</text:span> using <text:span text:style-name="T122">modern standard </text:span><text:span text:style-name="T125">free software engineering tools</text:span><text:span text:style-name="T122">: </text:span>a bugtracker for bug and issue management, mail<text:span text:style-name="T122">ing</text:span> lists and Internet Relay Chat (IRC) for discussion and communication, and a version control system like Git or Mercuria<text:span text:style-name="T124">l</text:span>. Periodic (commonly yearly) conferences like GUADEC <text:span text:style-name="T126">are held</text:span> for face-to-face meetings and <text:span text:style-name="T127">are</text:span> <text:span text:style-name="T126">hosted</text:span> in a different <text:span text:style-name="T125">location</text:span> each time, <text:span text:style-name="T128">a </text:span>common <text:span text:style-name="T128">practice </text:span>on <text:span text:style-name="T128">other</text:span> free and open source projects.</text:p>
      <text:p text:style-name="P33"><text:span text:style-name="T128">Other major free and open sou</text:span><text:span text:style-name="T129">r</text:span><text:span text:style-name="T128">ce projects </text:span><text:span text:style-name="T130">employ similar development strategies and tools, with </text:span><text:span text:style-name="T131">relatively </text:span><text:span text:style-name="T130">minor variations. </text:span><text:span text:style-name="T132">The </text:span><text:span text:style-name="T131">Scilab </text:span><text:span text:style-name="T132">team</text:span><text:span text:style-name="T131">, </text:span><text:span text:style-name="T132">who need</text:span><text:span text:style-name="T134">s</text:span><text:span text:style-name="T132"> to tackle </text:span><text:span text:style-name="T131">a</text:span><text:span text:style-name="T132"> </text:span><text:span text:style-name="T153">complex</text:span><text:span text:style-name="T128"> </text:span><text:span text:style-name="T132">software system </text:span><text:span text:style-name="T134">related to Matlab</text:span><text:span text:style-name="T132">, employ</text:span><text:span text:style-name="T133">s</text:span><text:span text:style-name="T132"> </text:span><text:span text:style-name="T142">similar</text:span><text:span text:style-name="T133"> </text:span><text:span text:style-name="T132">software engineering tools as GNOME but focus</text:span><text:span text:style-name="T133">es</text:span><text:span text:style-name="T132"> on Git and code reviews. </text:span><text:span text:style-name="T134">There is a</text:span><text:span text:style-name="T154">lso a</text:span><text:span text:style-name="T134"> </text:span><text:span text:style-name="T135">yearly periodic </text:span><text:span text:style-name="T134">conference ScilabTEC </text:span><text:span text:style-name="T143">in addition to adhoc meetings with freelancers</text:span><text:span text:style-name="T134">. </text:span><text:span text:style-name="T157">Major</text:span><text:span text:style-name="T155"> development-related modifications to</text:span><text:span text:style-name="T136"> </text:span><text:span text:style-name="T154">Scilab </text:span><text:span text:style-name="T155">are proposed </text:span><text:span text:style-name="T156">by the greater community through</text:span><text:span text:style-name="T155"> Scilab </text:span><text:span text:style-name="T154">enhancement proposals </text:span><text:span text:style-name="T155">– SEPs, which are requests for enchancements augmented with design proposals</text:span><text:span text:style-name="T136">. </text:span></text:p>
      <text:p text:style-name="P35"><text:span text:style-name="T136"><text:tab/></text:span><text:span text:style-name="T145">We have collaborated with Scilab directly as individual developers, </text:span><text:span text:style-name="T158">through Google Summer of Code,</text:span><text:span text:style-name="T145"> and through a</text:span><text:span text:style-name="T136">n instance of freelance </text:span><text:span text:style-name="T140">development</text:span><text:span text:style-name="T136"> </text:span><text:span text:style-name="T138">funded</text:span><text:span text:style-name="T136"> </text:span><text:span text:style-name="T141">from</text:span><text:span text:style-name="T137"> France </text:span><text:span text:style-name="T136">by Scilab Enterprises to our collective Lab Macambira </text:span><text:span text:style-name="T146">and universities</text:span><text:span text:style-name="T136"> </text:span><text:span text:style-name="T137">in Brazil</text:span><text:span text:style-name="T142">.</text:span><text:span text:style-name="T136"> </text:span><text:span text:style-name="T147">Freelance d</text:span><text:span text:style-name="T144">evelopment </text:span><text:span text:style-name="T136">was </text:span><text:span text:style-name="T139">centered on</text:span><text:span text:style-name="T137"> implemented feature</text:span><text:span text:style-name="T138">s</text:span><text:span text:style-name="T147"> – main developers set the desired features to be implemented, and the freelancers stipulate a price to be charged per feature. </text:span><text:span text:style-name="T149">Some payment </text:span><text:span text:style-name="T159">was</text:span><text:span text:style-name="T149"> anticipated before the work starts, and the other half</text:span><text:span text:style-name="T148"> </text:span><text:span text:style-name="T149">secured </text:span><text:span text:style-name="T148">only when the features ha</text:span><text:span text:style-name="T159">d</text:span><text:span text:style-name="T148"> been </text:span><text:span text:style-name="T150">fully </text:span><text:span text:style-name="T148">implemented. </text:span><text:span text:style-name="T151">Deadlines were motivated by payment or els</text:span><text:span text:style-name="T152">e</text:span><text:span text:style-name="T151"> set according to milestones for the next release. </text:span><text:span text:style-name="T170">The development process</text:span><text:span text:style-name="T159"> w</text:span><text:span text:style-name="T170">as</text:span><text:span text:style-name="T159"> </text:span><text:span text:style-name="T175">otherwise </text:span><text:span text:style-name="T159">losely managed </text:span><text:span text:style-name="T170">and undocumented</text:span><text:span text:style-name="T159">, </text:span><text:span text:style-name="T176">s</text:span><text:span text:style-name="T177">o</text:span><text:span text:style-name="T176"> that</text:span><text:span text:style-name="T170"> </text:span><text:span text:style-name="T171">ambitious</text:span><text:span text:style-name="T170"> </text:span><text:span text:style-name="T173">goals</text:span><text:span text:style-name="T170"> </text:span><text:span text:style-name="T180">were avoided due to </text:span><text:span text:style-name="T178">the </text:span><text:span text:style-name="T179">risk</text:span><text:span text:style-name="T178"> of</text:span><text:span text:style-name="T170"> no payment nor</text:span><text:span text:style-name="T172"> side products </text:span><text:span text:style-name="T181">of hard work</text:span><text:span text:style-name="T174">.</text:span></text:p>
      <text:p text:style-name="P36"><text:soft-page-break/><text:span text:style-name="T159"><text:tab/></text:span><text:span text:style-name="T188">Most other</text:span><text:span text:style-name="T167"> </text:span><text:span text:style-name="T189">major free and open source </text:span><text:span text:style-name="T182">software such as Blender for 3D modeling, the </text:span><text:span text:style-name="T159">PureData real-time multimedia programming </text:span><text:span text:style-name="T160">project</text:span><text:span text:style-name="T159"> </text:span><text:span text:style-name="T163">and the VXL computer vision libraries, </text:span><text:span text:style-name="T181">all </text:span><text:span text:style-name="T163">of </text:span><text:span text:style-name="T160">which we have </text:span><text:span text:style-name="T164">helped </text:span><text:span text:style-name="T163">develop</text:span><text:span text:style-name="T160">, </text:span><text:span text:style-name="T161">employ the aforementioned tools </text:span><text:span text:style-name="T162">except for</text:span><text:span text:style-name="T161"> codereview. </text:span><text:span text:style-name="T167">Similar to GNOME, t</text:span><text:span text:style-name="T166">he</text:span><text:span text:style-name="T185">se</text:span><text:span text:style-name="T166"> software </text:span><text:span text:style-name="T185">systems</text:span><text:span text:style-name="T166"> </text:span><text:span text:style-name="T185">are</text:span><text:span text:style-name="T166"> </text:span><text:span text:style-name="T183">stable enough to be </text:span><text:span text:style-name="T166">well</text:span><text:span text:style-name="T184"> </text:span><text:span text:style-name="T166">organized into conceptual modules and file structure, enabling most changes </text:span><text:span text:style-name="T187">and communication</text:span><text:span text:style-name="T166"> to be localized </text:span><text:span text:style-name="T168">to module maintainers or past committers</text:span><text:span text:style-name="T166">. </text:span><text:span text:style-name="T165">C</text:span><text:span text:style-name="T169">ollective</text:span><text:span text:style-name="T165"> goals and major changes are coordinated directly via e-mail and IRC with the appropriate module </text:span><text:span text:style-name="T186">maintainer</text:span><text:span text:style-name="T165">.</text:span></text:p>
      <text:p text:style-name="P37"><text:span text:style-name="T165"><text:tab/></text:span><text:span text:style-name="T191">The </text:span><text:span text:style-name="T192">big </text:span><text:span text:style-name="T198">problem </text:span><text:span text:style-name="T220">with</text:span><text:span text:style-name="T195"> </text:span><text:span text:style-name="T192">the </text:span><text:span text:style-name="T200">above </text:span><text:span text:style-name="T193">development</text:span><text:span text:style-name="T194"> </text:span><text:span text:style-name="T201">approach</text:span><text:span text:style-name="T202">es</text:span><text:span text:style-name="T201"> is</text:span><text:span text:style-name="T195"> </text:span><text:span text:style-name="T198">that, to this date, </text:span><text:span text:style-name="T193">fre</text:span><text:span text:style-name="T197">e</text:span><text:span text:style-name="T193"> and open source </text:span><text:span text:style-name="T203">development </text:span><text:span text:style-name="T198">models</text:span><text:span text:style-name="T193"> </text:span><text:span text:style-name="T198">have not managed </text:span><text:span text:style-name="T199">to </text:span><text:span text:style-name="T208">consistently</text:span><text:span text:style-name="T198"> </text:span><text:span text:style-name="T199">scale </text:span><text:span text:style-name="T220">up</text:span><text:span text:style-name="T199"> production levels </text:span><text:span text:style-name="T209">to match</text:span><text:span text:style-name="T204"> </text:span><text:span text:style-name="T217">top quality</text:span><text:span text:style-name="T207"> </text:span><text:span text:style-name="T192">traditional closed-source software </text:span><text:span text:style-name="T198">in </text:span><text:span text:style-name="T205">many </text:span><text:span text:style-name="T206">important</text:span><text:span text:style-name="T196"> niches</text:span><text:span text:style-name="T192">. </text:span><text:span text:style-name="T211">Some challenging examples include producing professional-grade</text:span><text:span text:style-name="T221"> </text:span><text:span text:style-name="T211">multimedia applications </text:span><text:span text:style-name="T212">through the current free software developmen</text:span><text:span text:style-name="T222">t</text:span><text:span text:style-name="T212"> model</text:span><text:span text:style-name="T211"> such as nonlinear video editors,</text:span><text:span text:style-name="T213"> complex videogames, </text:span><text:span text:style-name="T218">high throughput </text:span><text:span text:style-name="T219">real-time video</text:span><text:span text:style-name="T218"> applications,</text:span><text:span text:style-name="T214"> </text:span><text:span text:style-name="T216">interactive </text:span><text:span text:style-name="T215">music synthesizers, </text:span><text:span text:style-name="T230">and scientific visualizers </text:span><text:span text:style-name="T231">(</text:span><text:span text:style-name="T230">Matlab, Mathematica and Maple</text:span><text:span text:style-name="T231">)</text:span><text:span text:style-name="T211">.</text:span><text:span text:style-name="T192"> </text:span><text:span text:style-name="T207">The</text:span><text:span text:style-name="T191"> </text:span><text:span text:style-name="T228">simple</text:span><text:span text:style-name="T224"> and direct </text:span><text:span text:style-name="T191">way</text:span><text:span text:style-name="T210">s in which</text:span><text:span text:style-name="T191"> the proposed methodology</text:span><text:span text:style-name="T190"> </text:span><text:span text:style-name="T191">improves upon the above </text:span><text:span text:style-name="T190">approaches </text:span><text:span text:style-name="T229">as </text:span><text:span text:style-name="T225">to </text:span><text:span text:style-name="T226">promote</text:span><text:span text:style-name="T225"> funding and productivity </text:span><text:span text:style-name="T191">is</text:span><text:span text:style-name="T190"> </text:span><text:span text:style-name="T191">discussed in Section 3.</text:span></text:p>
      <text:h text:style-name="P26" text:outline-level="1">2. THE AA METHODOLOGY</text:h>
      <text:p text:style-name="P6"><text:tab/>Some of the strategies for GSD mentioned in the previous section are based on </text:p>
      <text:p text:style-name="P6">complex methodologies and many were built for a specific company or software center. This section describes an alternative methodology based on a simple idea: small working sessions logged by a computational tool. Figure 1 summarizes this methodology. </text:p>
      <text:p text:style-name="P6"/>
      <text:p text:style-name="P8"><draw:frame draw:style-name="fr2" draw:name="figura1" text:anchor-type="paragraph" svg:x="0.9583in" svg:y="0.0752in" svg:width="4.4563in" svg:height="2.9272in" draw:z-index="1"><draw:image xlink:href="Pictures/10000000000002CD000001D7D5E5A56A.png" xlink:type="simple" xlink:show="embed" xlink:actuate="onLoad"/></draw:frame>Figure 1: A mindmap of the AA methodology: 1) ‘developer engagement cycle’, i.e., his use of AA; 2) ‘functionality’, i.e., main goals of the system; 3) ‘potentialities’, i.e., enhancements AA delivers to the developer’s context. </text:p>
      <text:h text:style-name="P27" text:outline-level="2"><text:soft-page-break/>2.1 THE AA SESSION</text:h>
      <text:p text:style-name="P18">From the developer’s perspective, the AA methodology is based on generating small, high level reports called micrologs or AA shouts of what they are doing in a specific period of time. This timeframe can be between 5 to 15 minutes in our proposed practice, depending on what is most convenient for the developer and the team. An AA Session is a focused period of continuous work, lasting about 2 hours in our proposed regime, in which the developer issues a collection of these short periodical micrologs. The developer can set reminders or alerts to show up when it is time to microlog. The objective of the flexible timeframe and alert scheme is to minimize developer overhead during his AA session. In this way, the developer can issue micrologs while staying maximally focused in his code. Each microlog may be sent directly to an on-line server, or stored locally in a temporarily database for sending/pushing later on. This enables offline micrologging and periodical alerting. </text:p>
      <text:p text:style-name="P18">Developers optionally record a brief video screencast at the end of the session summarizing what has been done, explaining his goals and challenges in his own words and showing his most important results. This is very similar to the video logging system in the movie Avatar, although it is clear, from July 2011 git repositories and online wiki, that we have used this powerful concept in AA independently of any major mass media incident. Moreover, screencasting differs from general videologging in that it typically captures actual workflow on the computer screen. Screencasting, combined with the textual log of the AA Session, renders the final report more understandable for the individual developer himself and to other people searching for information about his production. </text:p>
      <text:h text:style-name="P27" text:outline-level="2">2.2 THE AA WEBSITE REPORT</text:h>
      <text:p text:style-name="P18">All AA reports made by the developers are ultimately sent to a Web server and become publicly aggregated on a Website called pAAnel (Figure 2). It is then possible for a manager or another developer to follow very closely the work of a given developer, nearly real-time, reading each of his small reports or micrologs of what he is working on. </text:p>
      <text:p text:style-name="P18">Another possibility is to check older sessions to check when certain tasks were carried out and the comments of the developer about the process. Since each AA microlog happens in a very short timeframe of work, the information about what was done – specially how it was done – becomes very easy to understand, as opposed to having a long report in the end of a session. </text:p>
      <text:p text:style-name="P18">In the current version of the AA server infrastructure, the aggregating web-site allows the developer to attach a link for his screencast about each session. Screencasts are specially useful on cases where the small reports were done in a hurry, because the developer did not want to lose his focus on something critical at that moment. </text:p>
      <text:p text:style-name="P8"><draw:frame draw:style-name="fr3" draw:name="figura2" text:anchor-type="paragraph" svg:y="0.0429in" svg:width="5.4201in" svg:height="3.0602in" draw:z-index="2"><draw:image xlink:href="Pictures/100000000000055000000300B156C46E.png" xlink:type="simple" xlink:show="embed" xlink:actuate="onLoad"/></draw:frame><text:soft-page-break/>Figure 2: AA Report Agregator Version 0.1. Messages of users hybrid, filter0, v1z e aut0mata about activities of interest for labMacambira.sf.net and a diversity of collaborating entities (IPRJ/UERJ, IFT/UNESP, IFSC/USP, OPW/Mozilla, PulaPirataComics). Each message is a “shout”, which, grouped, forms an AA session. </text:p>
      <text:h text:style-name="P27" text:outline-level="2">2.3 PEER VALIDATION</text:h>
      <text:p text:style-name="P18">No set bosses or leaders are required in an ideal application the AA methodology; in practice, the role of bosses basically disappears or is greatly alleviated – hence the name Algorithmic Autoregulation and other implicit interpretations to the AA acronym and symbol. The primary mechanism to achieve AA is peer coordination and social behavior, be it deliberate or implicit. In order to prevent spamming and to improve the overall quality of AA reports, each AA session must be validated by another developer. More specifically, all reports are read by someone that will mark them collectively as ‘valid’ or ‘invalid’ and may optionally write commentaries about the specific session and quality of micrologs. The developer in charge of validating any given session is randomly assigned by the AA Web server, which sends an email to the chosen developer with an URL to a validation interface. </text:p>
      <text:p text:style-name="P18">Peer validation also helps in making decentralized collaboration more cohesive by encouraging members to be minimally aware of peer activities, even when these are not immediately useful for accomplishing the task at hand. Authors have observed that decentralized teamwork can get so efficient at actual production that the team gets short-sighted in terms of coordination: non-communicating subteams can get formed in practice if care is not taken, causing a fragmentation of the collective. Peer validation is one way to help avoid fragmentation and is an essential mechanism of decentralized team autoregulation. </text:p>
      <text:h text:style-name="P26" text:outline-level="1">3. results and discussion</text:h>
      <text:p text:style-name="P6"><text:tab/>Easy and effective GSD team management is the main purpose of the AA methodology. The proposed methodology was applied to a group of 9 developers in July of 2011, 3 of which are coauthors of the present work, on what was named Lab Macambira.The main objective of the team was to work on an array of strategic free <text:soft-page-break/>software projects in the broad audiovisual and web categories, contributing directly to their development, submitting bug patches or committing new features to their source code.<text:note text:id="ftn2" text:note-class="footnote"><text:note-citation>2</text:note-citation><text:note-body><text:p text:style-name="P21">LabMacambira.sf.net: http://labmacambira.sf.net. </text:p></text:note-body></text:note></text:p>
      <text:p text:style-name="P6"><text:tab/>The team members had different levels of experience on software development for large and distributed free software projects like Scilab or Mozilla. In this way, one month of training was conducted by three experienced developers (the first authors of the present work), teaching the basics of use of development infrastructure tools like bugtrackers, programming languages, version control systems, and build systems. After this period, a starter project was proposed for new developers: to submit a bugfix or implement a new feature and have an accepted patch or commit to the official repository for a large free software project. Developers passing the starter project would be deemed ‘initiated’ and be called a ‘Macambira’ developer, and be hired for the remainder of the semester. To illustrate the coverage of overall contributions by ‘Macambira’ developers, Table 1 summarizes the effective accepted commits of each successfully initiated developer to free software projects in 2011, which used the AA methodology. </text:p>
      <text:p text:style-name="P6"/>
      <text:p text:style-name="P8">Table 1: Free and open software projects that received contributions from successfully initiated developers or ‘Macambiras’ that worked under the AA methodology. The first column lists applications to which contributions were officially accepted and whose development process was tracked using AA. The second column shows the pseudonym of the “committers”. At Lab Macambira it is common practice to use pseudonyms in AA as identification in order to enhance privacy. </text:p>
      <table:table table:name="Tabela2" table:style-name="Tabela2">
        <table:table-column table:style-name="Tabela2.A"/>
        <table:table-column table:style-name="Tabela2.B"/>
        <table:table-row>
          <table:table-cell table:style-name="Tabela2.A1" office:value-type="string">
            <text:p text:style-name="P20">Application</text:p>
          </table:table-cell>
          <table:table-cell table:style-name="Tabela2.B1" office:value-type="string">
            <text:p text:style-name="P20">“Commiters”</text:p>
          </table:table-cell>
        </table:table-row>
        <table:table-row>
          <table:table-cell table:style-name="Tabela2.A2" office:value-type="string">
            <text:p text:style-name="P19">Mozilla Firefox</text:p>
          </table:table-cell>
          <table:table-cell table:style-name="Tabela2.B2" office:value-type="string">
            <text:p text:style-name="P19">daneoshiga, bzum</text:p>
          </table:table-cell>
        </table:table-row>
        <table:table-row>
          <table:table-cell table:style-name="Tabela2.A2" office:value-type="string">
            <text:p text:style-name="P19">Evince</text:p>
          </table:table-cell>
          <table:table-cell table:style-name="Tabela2.B2" office:value-type="string">
            <text:p text:style-name="P19">hick209, bzum, marcicano, mquasar</text:p>
          </table:table-cell>
        </table:table-row>
        <table:table-row>
          <table:table-cell table:style-name="Tabela2.A2" office:value-type="string">
            <text:p text:style-name="P19">BePDF / Xpdf</text:p>
          </table:table-cell>
          <table:table-cell table:style-name="Tabela2.B2" office:value-type="string">
            <text:p text:style-name="P19">marcicano</text:p>
          </table:table-cell>
        </table:table-row>
        <table:table-row>
          <table:table-cell table:style-name="Tabela2.A2" office:value-type="string">
            <text:p text:style-name="P19">Ekiga</text:p>
          </table:table-cell>
          <table:table-cell table:style-name="Tabela2.B2" office:value-type="string">
            <text:p text:style-name="P19">flecha</text:p>
          </table:table-cell>
        </table:table-row>
        <table:table-row>
          <table:table-cell table:style-name="Tabela2.A2" office:value-type="string">
            <text:p text:style-name="P19">Empathy</text:p>
          </table:table-cell>
          <table:table-cell table:style-name="Tabela2.B2" office:value-type="string">
            <text:p text:style-name="P19">fefo</text:p>
          </table:table-cell>
        </table:table-row>
        <table:table-row>
          <table:table-cell table:style-name="Tabela2.A2" office:value-type="string">
            <text:p text:style-name="P19">Lib Folks (Telepathy)</text:p>
          </table:table-cell>
          <table:table-cell table:style-name="Tabela2.B2" office:value-type="string">
            <text:p text:style-name="P19">kamiarc</text:p>
          </table:table-cell>
        </table:table-row>
        <table:table-row>
          <table:table-cell table:style-name="Tabela2.A2" office:value-type="string">
            <text:p text:style-name="P19">Scilab</text:p>
          </table:table-cell>
          <table:table-cell table:style-name="Tabela2.B2" office:value-type="string">
            <text:p text:style-name="P19">v1z, humannoise</text:p>
          </table:table-cell>
        </table:table-row>
        <table:table-row>
          <table:table-cell table:style-name="Tabela2.A2" office:value-type="string">
            <text:p text:style-name="P19">VxL</text:p>
          </table:table-cell>
          <table:table-cell table:style-name="Tabela2.B2" office:value-type="string">
            <text:p text:style-name="P19">v1z</text:p>
          </table:table-cell>
        </table:table-row>
        <table:table-row>
          <table:table-cell table:style-name="Tabela2.A2" office:value-type="string">
            <text:p text:style-name="P19">ImageMagick</text:p>
          </table:table-cell>
          <table:table-cell table:style-name="Tabela2.B2" office:value-type="string">
            <text:p text:style-name="P19">v1z</text:p>
          </table:table-cell>
        </table:table-row>
        <table:table-row>
          <table:table-cell table:style-name="Tabela2.A2" office:value-type="string">
            <text:p text:style-name="P19">OpenOffice</text:p>
          </table:table-cell>
          <table:table-cell table:style-name="Tabela2.B2" office:value-type="string">
            <text:p text:style-name="P19">hick209</text:p>
          </table:table-cell>
        </table:table-row>
        <table:table-row>
          <table:table-cell table:style-name="Tabela2.A2" office:value-type="string">
            <text:p text:style-name="P19">Puredata</text:p>
          </table:table-cell>
          <table:table-cell table:style-name="Tabela2.B2" office:value-type="string">
            <text:p text:style-name="P19">v1z, automata, greenkobold, gilson, bzum</text:p>
          </table:table-cell>
        </table:table-row>
        <table:table-row>
          <table:table-cell table:style-name="Tabela2.A2" office:value-type="string">
            <text:p text:style-name="P19">Puredata OpenCV</text:p>
          </table:table-cell>
          <table:table-cell table:style-name="Tabela2.B2" office:value-type="string">
            <text:p text:style-name="P19">v1z</text:p>
          </table:table-cell>
        </table:table-row>
        <table:table-row>
          <table:table-cell table:style-name="Tabela2.A2" office:value-type="string">
            <text:p text:style-name="P19">Puredata GEM</text:p>
          </table:table-cell>
          <table:table-cell table:style-name="Tabela2.B2" office:value-type="string">
            <text:p text:style-name="P19">v1z, fefo, hick209</text:p>
          </table:table-cell>
        </table:table-row>
        <text:soft-page-break/>
        <table:table-row>
          <table:table-cell table:style-name="Tabela2.A2" office:value-type="string">
            <text:p text:style-name="P19">Puredata PDP</text:p>
          </table:table-cell>
          <table:table-cell table:style-name="Tabela2.B2" office:value-type="string">
            <text:p text:style-name="P19">v1z, fefo, hick209</text:p>
          </table:table-cell>
        </table:table-row>
        <table:table-row>
          <table:table-cell table:style-name="Tabela2.A2" office:value-type="string">
            <text:p text:style-name="P19">ChucK</text:p>
          </table:table-cell>
          <table:table-cell table:style-name="Tabela2.B2" office:value-type="string">
            <text:p text:style-name="P19">rfabbri, automata</text:p>
          </table:table-cell>
        </table:table-row>
        <table:table-row>
          <table:table-cell table:style-name="Tabela2.A2" office:value-type="string">
            <text:p text:style-name="P19">ChucK MiniAudicle</text:p>
          </table:table-cell>
          <table:table-cell table:style-name="Tabela2.B2" office:value-type="string">
            <text:p text:style-name="P19">rfabbri, automata</text:p>
          </table:table-cell>
        </table:table-row>
        <table:table-row>
          <table:table-cell table:style-name="Tabela2.A2" office:value-type="string">
            <text:p text:style-name="P19">Mozilla Firefox WebRTC</text:p>
          </table:table-cell>
          <table:table-cell table:style-name="Tabela2.B2" office:value-type="string">
            <text:p text:style-name="P19">automata</text:p>
          </table:table-cell>
        </table:table-row>
        <table:table-row>
          <table:table-cell table:style-name="Tabela2.A2" office:value-type="string">
            <text:p text:style-name="P19">OSC-Web</text:p>
          </table:table-cell>
          <table:table-cell table:style-name="Tabela2.B2" office:value-type="string">
            <text:p text:style-name="P19">automata</text:p>
          </table:table-cell>
        </table:table-row>
        <table:table-row>
          <table:table-cell table:style-name="Tabela2.A2" office:value-type="string">
            <text:p text:style-name="P19">Live-Processing</text:p>
          </table:table-cell>
          <table:table-cell table:style-name="Tabela2.B2" office:value-type="string">
            <text:p text:style-name="P19">automata</text:p>
          </table:table-cell>
        </table:table-row>
        <table:table-row>
          <table:table-cell table:style-name="Tabela2.A2" office:value-type="string">
            <text:p text:style-name="P19">Chuck-Wiimote</text:p>
          </table:table-cell>
          <table:table-cell table:style-name="Tabela2.B2" office:value-type="string">
            <text:p text:style-name="P19">automata</text:p>
          </table:table-cell>
        </table:table-row>
        <table:table-row>
          <table:table-cell table:style-name="Tabela2.A2" office:value-type="string">
            <text:p text:style-name="P19">Audiolet</text:p>
          </table:table-cell>
          <table:table-cell table:style-name="Tabela2.B2" office:value-type="string">
            <text:p text:style-name="P19">automata</text:p>
          </table:table-cell>
        </table:table-row>
        <table:table-row>
          <table:table-cell table:style-name="Tabela2.A2" office:value-type="string">
            <text:p text:style-name="P19">Extempore</text:p>
          </table:table-cell>
          <table:table-cell table:style-name="Tabela2.B2" office:value-type="string">
            <text:p text:style-name="P19">automata</text:p>
          </table:table-cell>
        </table:table-row>
      </table:table>
      <text:p text:style-name="P6"/>
      <text:p text:style-name="P6"><text:tab/>In one month, each developer officially contributed to one or many free software projects. Many developers started the initiation training with no knowledge of what is free software and ended that period becoming a free software developer. During that month, the same team of trainees also developed the first version of the AA system and used AA to manage their activities, even while developing the other aforementioned free software projects. Thus, AA and the associated software system was tested, prototyped, and developed in close contact with actual practice. The source code of AA — both the client that sends the logs and the AA Web server — is public available as free software and all the actual AA log data of the entire team of Lab Macambira from 2011 to the present time is also on-line.<text:note text:id="ftn3" text:note-class="footnote"><text:note-citation>3</text:note-citation><text:note-body><text:p text:style-name="P21">AA source code: http://labmacambira.git.sourceforge.net/git/gitweb.cgi?p= labmacambira/aa. </text:p></text:note-body></text:note><text:note text:id="ftn4" text:note-class="footnote"><text:note-citation>4</text:note-citation><text:note-body><text:p text:style-name="P21">Logs of AA sessions: http://labmacambira.git.sourceforge.net/git/gitweb.cgi?p= labmacambira/paainel. </text:p></text:note-body></text:note></text:p>
      <text:p text:style-name="P6"><text:tab/>After the initial training period of 1 month, the initiated ‘Macambiras’ worked during 6 additional months on a large range of free software projects, divided into work groups — each work group focusing on a specific theme like video, audio and web — and funded by contracts, freelance, and support of the Pontão Nós Digitais. Table 2 has a list of new free software applications created by ‘Lab Macambira’ since July 2011.<text:note text:id="ftn5" text:note-class="footnote"><text:note-citation>5</text:note-citation><text:note-body><text:p text:style-name="P21">http://nosdigitais.teia.org.br. </text:p></text:note-body></text:note></text:p>
      <text:p text:style-name="P6"/>
      <text:p text:style-name="P8">Table 2: Software projects created by Lab Macambira since July 2011 with a short description and the technologies involved (e.g., programming languages or frameworks). It is interesting to note the heterogeneity of projects and their areas of application. </text:p>
      <table:table table:name="Tabela3" table:style-name="Tabela3">
        <table:table-column table:style-name="Tabela3.A"/>
        <table:table-column table:style-name="Tabela3.B"/>
        <table:table-column table:style-name="Tabela3.C"/>
        <table:table-row>
          <table:table-cell table:style-name="Tabela3.A1" office:value-type="string">
            <text:p text:style-name="P20">Application</text:p>
          </table:table-cell>
          <table:table-cell table:style-name="Tabela3.A1" office:value-type="string">
            <text:p text:style-name="P20">Description</text:p>
          </table:table-cell>
          <table:table-cell table:style-name="Tabela3.C1" office:value-type="string">
            <text:p text:style-name="P20">Technologies</text:p>
          </table:table-cell>
        </table:table-row>
        <table:table-row>
          <table:table-cell table:style-name="Tabela3.A2" office:value-type="string">
            <text:p text:style-name="P19">AA</text:p>
          </table:table-cell>
          <table:table-cell table:style-name="Tabela3.A2" office:value-type="string">
            <text:p text:style-name="P19">Algorithmic Autoregulation</text:p>
          </table:table-cell>
          <table:table-cell table:style-name="Tabela3.C2" office:value-type="string">
            <text:p text:style-name="P19">Python, PHP</text:p>
          </table:table-cell>
        </table:table-row>
        <table:table-row>
          <table:table-cell table:style-name="Tabela3.A2" office:value-type="string">
            <text:p text:style-name="P19">Ágora Communs</text:p>
          </table:table-cell>
          <table:table-cell table:style-name="Tabela3.A2" office:value-type="string">
            <text:p text:style-name="P19">System for online deliberations</text:p>
          </table:table-cell>
          <table:table-cell table:style-name="Tabela3.C2" office:value-type="string">
            <text:p text:style-name="P19">PHP</text:p>
          </table:table-cell>
        </table:table-row>
        <table:table-row>
          <table:table-cell table:style-name="Tabela3.A2" office:value-type="string">
            <text:p text:style-name="P19">SIP</text:p>
          </table:table-cell>
          <table:table-cell table:style-name="Tabela3.A2" office:value-type="string">
            <text:p text:style-name="P19">Scilab Image Processing toolbox</text:p>
          </table:table-cell>
          <table:table-cell table:style-name="Tabela3.C2" office:value-type="string">
            <text:p text:style-name="P19">C, Scilab</text:p>
          </table:table-cell>
        </table:table-row>
        <table:table-row>
          <table:table-cell table:style-name="Tabela3.A2" office:value-type="string">
            <text:p text:style-name="P19">Animal</text:p>
          </table:table-cell>
          <table:table-cell table:style-name="Tabela3.A2" office:value-type="string">
            <text:p text:style-name="P19">An Imaging Library</text:p>
          </table:table-cell>
          <table:table-cell table:style-name="Tabela3.C2" office:value-type="string">
            <text:p text:style-name="P19">C</text:p>
          </table:table-cell>
        </table:table-row>
        <text:soft-page-break/>
        <table:table-row>
          <table:table-cell table:style-name="Tabela3.A2" office:value-type="string">
            <text:p text:style-name="P19">TeDi</text:p>
          </table:table-cell>
          <table:table-cell table:style-name="Tabela3.A2" office:value-type="string">
            <text:p text:style-name="P19">Test Framework for Distance Transform Algorithms</text:p>
          </table:table-cell>
          <table:table-cell table:style-name="Tabela3.C2" office:value-type="string">
            <text:p text:style-name="P19">C, Shellscript, Scilab</text:p>
          </table:table-cell>
        </table:table-row>
        <table:table-row>
          <table:table-cell table:style-name="Tabela3.A2" office:value-type="string">
            <text:p text:style-name="P19">Macambot</text:p>
          </table:table-cell>
          <table:table-cell table:style-name="Tabela3.A2" office:value-type="string">
            <text:p text:style-name="P19">Multi-use IRC Bot</text:p>
          </table:table-cell>
          <table:table-cell table:style-name="Tabela3.C2" office:value-type="string">
            <text:p text:style-name="P19">Python</text:p>
          </table:table-cell>
        </table:table-row>
        <table:table-row>
          <table:table-cell table:style-name="Tabela3.A2" office:value-type="string">
            <text:p text:style-name="P19">Conferência Permanente</text:p>
          </table:table-cell>
          <table:table-cell table:style-name="Tabela3.A2" office:value-type="string">
            <text:p text:style-name="P19">Platform for the permanent conference of the rights of minors</text:p>
          </table:table-cell>
          <table:table-cell table:style-name="Tabela3.C2" office:value-type="string">
            <text:p text:style-name="P19">PHP, JavaScript</text:p>
          </table:table-cell>
        </table:table-row>
        <table:table-row>
          <table:table-cell table:style-name="Tabela3.A2" office:value-type="string">
            <text:p text:style-name="P19">CPC</text:p>
          </table:table-cell>
          <table:table-cell table:style-name="Tabela3.A2" office:value-type="string">
            <text:p text:style-name="P19">Center for accounting of the Brazilian culture representation groups</text:p>
          </table:table-cell>
          <table:table-cell table:style-name="Tabela3.C2" office:value-type="string">
            <text:p text:style-name="P19">Python, Django</text:p>
          </table:table-cell>
        </table:table-row>
        <table:table-row>
          <table:table-cell table:style-name="Tabela3.A2" office:value-type="string">
            <text:p text:style-name="P19">Timeline</text:p>
          </table:table-cell>
          <table:table-cell table:style-name="Tabela3.A2" office:value-type="string">
            <text:p text:style-name="P19">Interactive time lines on the Web</text:p>
          </table:table-cell>
          <table:table-cell table:style-name="Tabela3.C2" office:value-type="string">
            <text:p text:style-name="P19">JavaScript</text:p>
          </table:table-cell>
        </table:table-row>
        <table:table-row>
          <table:table-cell table:style-name="Tabela3.A2" office:value-type="string">
            <text:p text:style-name="P19">Imagemap</text:p>
          </table:table-cell>
          <table:table-cell table:style-name="Tabela3.A2" office:value-type="string">
            <text:p text:style-name="P19">Interactive marking for on-line photos</text:p>
          </table:table-cell>
          <table:table-cell table:style-name="Tabela3.C2" office:value-type="string">
            <text:p text:style-name="P19">JavaScript</text:p>
          </table:table-cell>
        </table:table-row>
        <table:table-row>
          <table:table-cell table:style-name="Tabela3.A2" office:value-type="string">
            <text:p text:style-name="P19">ABT</text:p>
          </table:table-cell>
          <table:table-cell table:style-name="Tabela3.A2" office:value-type="string">
            <text:p text:style-name="P19">Program for real-time execution and musical rhythmic analysis</text:p>
          </table:table-cell>
          <table:table-cell table:style-name="Tabela3.C2" office:value-type="string">
            <text:p text:style-name="P19">Python</text:p>
          </table:table-cell>
        </table:table-row>
        <table:table-row>
          <table:table-cell table:style-name="Tabela3.A2" office:value-type="string">
            <text:p text:style-name="P19">EKP</text:p>
          </table:table-cell>
          <table:table-cell table:style-name="Tabela3.A2" office:value-type="string">
            <text:p text:style-name="P19">Emotional Kernel Panic</text:p>
          </table:table-cell>
          <table:table-cell table:style-name="Tabela3.C2" office:value-type="string">
            <text:p text:style-name="P19">Python, ChucK</text:p>
          </table:table-cell>
        </table:table-row>
        <table:table-row>
          <table:table-cell table:style-name="Tabela3.A2" office:value-type="string">
            <text:p text:style-name="P19">SOS</text:p>
          </table:table-cell>
          <table:table-cell table:style-name="Tabela3.A2" office:value-type="string">
            <text:p text:style-name="P19">Aggregation and diffusion of popular and native knowledge about health </text:p>
          </table:table-cell>
          <table:table-cell table:style-name="Tabela3.C2" office:value-type="string">
            <text:p text:style-name="P19">Python, Django</text:p>
          </table:table-cell>
        </table:table-row>
        <table:table-row>
          <table:table-cell table:style-name="Tabela3.A2" office:value-type="string">
            <text:p text:style-name="P19">Creative Economy</text:p>
          </table:table-cell>
          <table:table-cell table:style-name="Tabela3.A2" office:value-type="string">
            <text:p text:style-name="P19">Platform for creative, collaborative and solidarity economy of the culture hubs and cultural entities </text:p>
          </table:table-cell>
          <table:table-cell table:style-name="Tabela3.C2" office:value-type="string">
            <text:p text:style-name="P19">Python, Django</text:p>
          </table:table-cell>
        </table:table-row>
        <table:table-row>
          <table:table-cell table:style-name="Tabela3.A2" office:value-type="string">
            <text:p text:style-name="P19">OpenID Integration</text:p>
          </table:table-cell>
          <table:table-cell table:style-name="Tabela3.A2" office:value-type="string">
            <text:p text:style-name="P19">Adaptations to existing software for unified login through OpenID </text:p>
          </table:table-cell>
          <table:table-cell table:style-name="Tabela3.C2" office:value-type="string">
            <text:p text:style-name="P19">PHP</text:p>
          </table:table-cell>
        </table:table-row>
        <table:table-row>
          <table:table-cell table:style-name="Tabela3.A2" office:value-type="string">
            <text:p text:style-name="P19">pAAinel</text:p>
          </table:table-cell>
          <table:table-cell table:style-name="Tabela3.A2" office:value-type="string">
            <text:p text:style-name="P19">Dashboard for the real-time visualization of Lab Macambira activity </text:p>
          </table:table-cell>
          <table:table-cell table:style-name="Tabela3.C2" office:value-type="string">
            <text:p text:style-name="P19">Python, Django</text:p>
          </table:table-cell>
        </table:table-row>
        <table:table-row>
          <table:table-cell table:style-name="Tabela3.A2" office:value-type="string">
            <text:p text:style-name="P19">Georef</text:p>
          </table:table-cell>
          <table:table-cell table:style-name="Tabela3.A2" office:value-type="string">
            <text:p text:style-name="P19">Collection of scripts to be used as reference, which aims to be a GIS platform to map public data of use to citizens </text:p>
          </table:table-cell>
          <table:table-cell table:style-name="Tabela3.C2" office:value-type="string">
            <text:p text:style-name="P19">Python, Django</text:p>
          </table:table-cell>
        </table:table-row>
        <table:table-row>
          <table:table-cell table:style-name="Tabela3.A2" office:value-type="string">
            <text:p text:style-name="P19">AirHackTable</text:p>
          </table:table-cell>
          <table:table-cell table:style-name="Tabela3.A2" office:value-type="string">
            <text:p text:style-name="P19">Software for an instrument which generates sound from flying origami tracked by webcams </text:p>
          </table:table-cell>
          <table:table-cell table:style-name="Tabela3.C2" office:value-type="string">
            <text:p text:style-name="P19">Puredata, C++, Scilab</text:p>
          </table:table-cell>
        </table:table-row>
      </table:table>
      <text:p text:style-name="P6"/>
      <text:p text:style-name="P6"><text:tab/>While using the AA system, developers learned to work asynchronously with others and got used to the habit of periodically updating their status on their projects. Each programmer was given the chance to work with considerable freedom, in any place and time of preference. The strictest required responsibility was that of using AA for at least one session of 2h per day, while working on the agreed tasks. The online pAAnel allowed each developer to quickly grasp activities from others while avoiding interrupting them, a process further aided by the screencasts. Adjustments <text:soft-page-break/>to the task deadlines and milestones (which were managed in Trac) were done based on verified progress of individuals and labMacambira.sf.net team as a whole. The various newcomers benefited from a fast learning team by the use of AA as a flexible and simple transparency system. Updates from the team were not transmitted in a person-to-person basis, but rather in a person-to-team basis based on the available online progress information. </text:p>
      <text:p text:style-name="P6"><text:tab/>As of this writing, ‘Lab Macambira’ unites over 15 software developers, and key developers trained in 2011 continue to work voluntarily in the project and as voluntaries and contracted developers on fundations like Mozilla. </text:p>
      <text:h text:style-name="P26" text:outline-level="1">4. conclusions</text:h>
      <text:p text:style-name="P31">In a scenario where Global Software Development is growing as a popular form of software development <text:span text:style-name="T70">across</text:span> the entire software industry, there is an increasing need for methodologies to deal with its potential disadvantages and at the same time amplify its advantages. This paper has presented <text:span text:style-name="T84">the AA</text:span> methodology, <text:span text:style-name="T85">designed for</text:span> <text:s/>a series of large or small groups of software developers, working on different countries or at the same room. The methodology <text:span text:style-name="T86">is built around</text:span> a simple system where each developer take<text:span text:style-name="T86">s</text:span> note of his work <text:span text:style-name="T71">by </text:span>posting a periodic log of <text:span text:style-name="T88">short</text:span> text sentences or micrologs. The sum of those activity logs, along with an entire session of work, results in a complete unit of report. The report is made public<text:span text:style-name="T89">ly</text:span> available through a Website and is validated by peers that are randomly selected by the AA Web server. <text:span text:style-name="T86">R</text:span><text:span text:style-name="T83">eal-world </text:span>data <text:span text:style-name="T83">on</text:span> practical experience <text:span text:style-name="T86">with this approach has been collected and reported, involving </text:span>a <text:span text:style-name="T89">team</text:span> of <text:span text:style-name="T89">paid </text:span>free software developers,<text:span text:style-name="T86"> </text:span>Lab Macambira, <text:span text:style-name="T86">which since </text:span>2011 has <text:span text:style-name="T86">developed</text:span> new free and open source software for a vast number of <text:span text:style-name="T87">high-end </text:span>applications <text:span text:style-name="T83">using AA</text:span>.</text:p>
      <text:p text:style-name="P30">AA is not limited to a work-management tool, but acts as a methodology to improve the <text:span text:style-name="T90">temporal </text:span><text:span text:style-name="T72">sensitivity and </text:span>sensibility <text:span text:style-name="T72">and</text:span> of individuals, helping divide complex tasks in time into small chunks or sessions, and also reducing the need <text:span text:style-name="T73">for</text:span> extensive reports or unnecessary meetings. By asking users to <text:span text:style-name="T91">publish </text:span>minimal text sentence<text:span text:style-name="T74">s</text:span> as a continuous log feed, the proposed methodology avoids disturbing the flow of developers which are heavily concentrated in programming. <text:span text:style-name="T91">These d</text:span>evelopers just have to type a few <text:span text:style-name="T75">task-related </text:span>words and go back to coding; <text:span text:style-name="T76">others </text:span><text:span text:style-name="T77">get </text:span><text:span text:style-name="T76">update</text:span><text:span text:style-name="T77">d</text:span><text:span text:style-name="T76"> as needed </text:span><text:span text:style-name="T80">for their task</text:span><text:span text:style-name="T75">. </text:span><text:span text:style-name="T77">Interruption-free</text:span><text:span text:style-name="T81"> </text:span><text:span text:style-name="T77">communication is achieved </text:span><text:span text:style-name="T78">–</text:span><text:span text:style-name="T92"> </text:span><text:span text:style-name="T93">AA </text:span><text:span text:style-name="T78">interruptions are </text:span><text:span text:style-name="T79">in context, </text:span><text:span text:style-name="T82">decentralized</text:span><text:span text:style-name="T79"> and </text:span><text:span text:style-name="T78">maximally useful</text:span><text:span text:style-name="T77">.</text:span> </text:p>
      <text:p text:style-name="P18">The AA methodology is not restricted to software development. As of this writing there is an entertainment studio, Pula Pirata, that has been using AA to manage their creative activities. Other people with no software background, like social scientists, musicians and activists also have been using AA and contributing for its broader improvement.<text:note text:id="ftn6" text:note-class="footnote"><text:note-citation>6</text:note-citation><text:note-body><text:p text:style-name="P21">http://www.pulapirata.com. </text:p></text:note-body></text:note></text:p>
      <text:p text:style-name="P18">There are many aspects of the work which remain unfinished. Additional <text:s text:c="2"/>ubiquitous client interfaces for micrologging from different interfaces beyond IRC, e.g., web social services and email, would greatly make the use of AA easier and more widespread, turning AA a truly ubiquitous and replicable system, presented on everyday communication channels. Another research direction is that the actual work <text:soft-page-break/>logs generated by the Lab Macambira and Pula Pirata collectives since July of 2011 could be statistically analyzed to recognize patterns in the behavior of individuals and their creative production process. It would also be desirable to provide more extensive experiments and psychological studies focusing on further backing specific claims made in this paper, in order to refine the methodology, its mechanisms and parameters.</text:p>
      <text:h text:style-name="P26" text:outline-level="1">ACKNOWLEDGMENTS</text:h>
      <text:p text:style-name="P6">Authors acknowledge the financial support from Pontão Nós Digitais, and Ricardo Fabbri acknowledges support from FAPERJ/Brazil 111.852/2012. Authors also thank AA: the present research and even this manuscript was written using AA. The complete log is on-line at www.pulapirata.com/skills/aa. Finally, authors are also grateful to IFSC/USP, IPRJ/UERJ, IFT/UNESP and all AA users and collaborators, especially those who coded AA hacks for <text:span text:style-name="T96">logging</text:span> through shell and bot<text:span text:style-name="T94">s</text:span>, and those who coded <text:span text:style-name="T95">the </text:span>different Web interfaces in use.</text:p>
      <text:p text:style-name="P6"/>
      <text:p text:style-name="P7">REFERENCES</text:p>
      <text:p text:style-name="P7"/>
      <text:p text:style-name="P6">FREYER, K, GOTHE, M. Global software development and delivery: Trends and challenges. <text:span text:style-name="T18">http://www.ibm.com/developerworks/rational/library/edge/08/jan08/fryer_gothe/</text:span></text:p>
      <text:p text:style-name="P6">BEGEL, A., NAGAPPAN, N. Global software development: Who does it? <text:span text:style-name="T18">http://research.microsoft.com/apps/pubs/default.aspx?id=76911</text:span></text:p>
      <text:p text:style-name="P6">BATTIN, R., CROCKER, R., KREIDLER, J., and SUBRAMANIAN, K. Leveraging resources in global software development.<text:span text:style-name="T18"> Software, IEEE,</text:span> 18, 2, 70–77, 2001. </text:p>
      <text:p text:style-name="P6">CARMEL, E. Global software teams: collaborating across borders and time zones. Prentice Hall PTR, Upper Saddle River, NJ, USA, 1999.</text:p>
      <text:p text:style-name="P6">CARMEL, E., and AGARWAL, R. Tactical approaches for alleviating distance in global software development. <text:span text:style-name="T18">Software, IEEE,</text:span> 18, 2, 22–29, 2001. </text:p>
      <text:p text:style-name="P6">GERMAN, D. M. The gnome project: a case study of open source, global software development. <text:span text:style-name="T18">Software Process: Improvement and Practice,</text:span> 8, 4 , 201–215, 2003.</text:p>
      <text:p text:style-name="P6">GOBBO, F., and VACCARI, M. The pomodoro technique for sustainable pace in extreme programming teams. <text:span text:style-name="T18">Agile Processes in Software Engineering and Extreme Programming</text:span>, 180–184, 2008. </text:p>
      <text:p text:style-name="P6">KOMI-SIRVIO, S., and TIHINEN, M. Lessons learned by participants of distributed software development. <text:span text:style-name="T18">Knowledge and Process Management</text:span>, 12, 108–122, 2005. </text:p>
      <text:p text:style-name="P6">LAST, M. Understanding the group development process in global software teams. In: Frontiers in Education, 2003. FIE 2003 33rd Annual (2003), vol. 3, IEEE, pp. S1F–20.</text:p>
      <text:p text:style-name="P6"><text:soft-page-break/>REIS, C. R., and DE MATTOS FORTES, R. P. Caracterização de um Processo de Software para Projetos de Software Livre. PhD thesis, University of São Paulo, Brazil, 2003. </text:p>
      <text:p text:style-name="P6">THOMPSON, C. Solo performance: shut up and start acting like an introvert. Wired 20.04 (April 2012), 03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Spranq eco sans" svg:font-family="'Spranq eco sans'" style:font-family-generic="swiss" style:font-pitch="variable"/>
    <style:font-face style:name="DejaVu Sans Condensed" svg:font-family="'DejaVu Sans Condensed'"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pt" fo:country="BR" fo:font-style="normal" style:text-underline-style="none" fo:font-weight="normal" style:letter-kerning="false" style:font-size-asian="10pt" style:language-asian="pt" style:country-asian="BR"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7874in"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pt" fo:country="BR" fo:font-style="normal" style:text-underline-style="none" fo:font-weight="normal" style:letter-kerning="false" fo:background-color="transparent" style:font-name-asian="Times New Roman" style:font-size-asian="10pt" style:language-asian="pt" style:country-asian="B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Condensed" style:font-size-asian="14pt" style:font-name-complex="DejaVu Sans Condensed"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Normal" style:next-style-name="Normal" style:default-outline-level="1" style:class="text">
      <style:paragraph-properties fo:margin-left="0.3937in" fo:margin-right="0in" fo:margin-top="0.25in" fo:margin-bottom="0.0835in" style:contextual-spacing="false" fo:text-align="start" style:justify-single-word="false" fo:hyphenation-ladder-count="no-limit" fo:text-indent="-0.3937in" style:auto-text-indent="false" fo:keep-with-next="always">
        <style:tab-stops>
          <style:tab-stop style:position="0in"/>
        </style:tab-stops>
      </style:paragraph-properties>
      <style:text-properties fo:text-transform="uppercase" fo:font-weight="bold" style:letter-kerning="true" style:font-weight-asian="bold" fo:hyphenate="false"/>
    </style:style>
    <style:style style:name="Heading_20_2" style:display-name="Heading 2" style:family="paragraph" style:parent-style-name="Normal" style:next-style-name="Normal" style:default-outline-level="2" style:class="text">
      <style:paragraph-properties fo:margin-left="0.3937in" fo:margin-right="0in" fo:margin-top="0.1665in" fo:margin-bottom="0in" style:contextual-spacing="false" fo:text-align="start" style:justify-single-word="false" fo:hyphenation-ladder-count="no-limit" fo:text-indent="-0.3937in" style:auto-text-indent="false" fo:keep-with-next="always">
        <style:tab-stops>
          <style:tab-stop style:position="0in"/>
        </style:tab-stops>
      </style:paragraph-properties>
      <style:text-properties fo:text-transform="uppercase" fo:hyphenate="false"/>
    </style:style>
    <style:style style:name="Heading_20_3" style:display-name="Heading 3" style:family="paragraph" style:parent-style-name="Normal" style:next-style-name="Normal" style:default-outline-level="3" style:class="text">
      <style:paragraph-properties fo:margin-top="0.1665in" fo:margin-bottom="0in" style:contextual-spacing="false" fo:hyphenation-ladder-count="no-limit" fo:keep-with-next="always"/>
      <style:text-properties style:font-name="Helvetica" fo:font-weight="bold" style:font-weight-asian="bold" fo:hyphenate="false"/>
    </style:style>
    <style:style style:name="Heading_20_4" style:display-name="Heading 4" style:family="paragraph" style:parent-style-name="Normal" style:next-style-name="Normal" style:default-outline-level="4" style:class="text">
      <style:paragraph-properties fo:margin-top="0.1665in" fo:margin-bottom="0in" style:contextual-spacing="false" fo:hyphenation-ladder-count="no-limit" fo:keep-with-next="always"/>
      <style:text-properties fo:font-weight="bold" style:font-weight-asian="bold" fo:hyphenate="false"/>
    </style:style>
    <style:style style:name="Heading_20_5" style:display-name="Heading 5" style:family="paragraph" style:parent-style-name="Normal" style:next-style-name="Normal" style:default-outline-level="5" style:class="text">
      <style:paragraph-properties fo:margin-top="0.1665in" fo:margin-bottom="0in" style:contextual-spacing="false" fo:hyphenation-ladder-count="no-limit"/>
      <style:text-properties fo:font-size="11pt" style:font-size-asian="11pt" fo:hyphenate="false"/>
    </style:style>
    <style:style style:name="Heading_20_6" style:display-name="Heading 6" style:family="paragraph" style:parent-style-name="Normal" style:next-style-name="Normal" style:default-outline-level="6" style:class="text">
      <style:paragraph-properties fo:margin-top="0.1665in" fo:margin-bottom="0.0417in" style:contextual-spacing="false" fo:hyphenation-ladder-count="no-limit"/>
      <style:text-properties style:font-name="Times New Roman" fo:font-size="11pt" fo:font-weight="bold" style:font-size-asian="11pt" style:font-weight-asian="bold" style:font-size-complex="11pt" style:font-weight-complex="bold" fo:hyphenate="false"/>
    </style:style>
    <style:style style:name="Heading_20_7" style:display-name="Heading 7" style:family="paragraph" style:parent-style-name="Normal" style:next-style-name="Normal" style:default-outline-level="7" style:class="text">
      <style:paragraph-properties fo:margin-top="0.1665in" fo:margin-bottom="0.0417in" style:contextual-spacing="false" fo:hyphenation-ladder-count="no-limit"/>
      <style:text-properties style:font-name="Times New Roman" style:font-size-complex="12pt" fo:hyphenate="false"/>
    </style:style>
    <style:style style:name="Heading_20_8" style:display-name="Heading 8" style:family="paragraph" style:parent-style-name="Normal" style:next-style-name="Normal" style:default-outline-level="8" style:class="text">
      <style:paragraph-properties fo:margin-top="0.1665in" fo:margin-bottom="0.0417in" style:contextual-spacing="false" fo:hyphenation-ladder-count="no-limit"/>
      <style:text-properties style:font-name="Times New Roman" fo:font-style="italic" style:font-style-asian="italic" style:font-size-complex="12pt" style:font-style-complex="italic" fo:hyphenate="false"/>
    </style:style>
    <style:style style:name="Heading_20_9" style:display-name="Heading 9" style:family="paragraph" style:parent-style-name="Normal" style:next-style-name="Normal" style:default-outline-level="9" style:class="text">
      <style:paragraph-properties fo:margin-top="0.1665in" fo:margin-bottom="0.0417in" style:contextual-spacing="false" fo:hyphenation-ladder-count="no-limit"/>
      <style:text-properties fo:font-size="11pt" style:font-size-asian="11pt" style:font-name-complex="Arial" style:font-size-complex="11pt" fo:hyphenate="false"/>
    </style:style>
    <style:style style:name="Normal" style:family="paragraph">
      <style:paragraph-properties fo:margin-left="0in" fo:margin-right="0in" fo:margin-top="0.0835in" fo:margin-bottom="0in" style:contextual-spacing="false" fo:text-align="justify" style:justify-single-word="false" fo:hyphenation-ladder-count="no-limit" fo:text-indent="0.3937in" style:auto-text-indent="false">
        <style:tab-stops>
          <style:tab-stop style:position="0.3937in"/>
        </style:tab-stops>
      </style:paragraph-properties>
      <style:text-properties style:font-name="Arial" fo:font-size="12pt" fo:language="en" fo:country="US" style:font-size-asian="12pt" fo:hyphenate="false"/>
    </style:style>
    <style:style style:name="Author" style:family="paragraph" style:parent-style-name="Normal">
      <style:paragraph-properties fo:margin-top="0.1665in" fo:margin-bottom="0in" style:contextual-spacing="false" fo:text-align="center" style:justify-single-word="false" fo:hyphenation-ladder-count="no-limit"/>
      <style:text-properties fo:font-weight="bold" style:font-weight-asian="bold" style:font-size-complex="12pt" fo:hyphenate="false"/>
    </style:style>
    <style:style style:name="Address" style:family="paragraph" style:parent-style-name="Normal" style:auto-update="true">
      <style:paragraph-properties fo:margin-left="0in" fo:margin-right="0in" fo:margin-top="0.1665in" fo:margin-bottom="0in" style:contextual-spacing="false" fo:text-align="center" style:justify-single-word="false" fo:hyphenation-ladder-count="no-limit" fo:text-indent="0in" style:auto-text-indent="false"/>
      <style:text-properties style:font-name="Courier New" fo:font-size="10pt" fo:language="pt" fo:country="BR" style:font-size-asian="10pt" style:font-name-complex="Courier New" fo:hyphenate="false"/>
    </style:style>
    <style:style style:name="Email" style:family="paragraph" style:parent-style-name="Normal">
      <style:paragraph-properties fo:margin-top="0in" fo:margin-bottom="0.0835in" style:contextual-spacing="false" fo:text-align="center" style:justify-single-word="false" fo:hyphenation-ladder-count="no-limit"/>
      <style:text-properties style:font-name="Courier New" fo:font-size="10pt" style:font-size-asian="10pt" fo:hyphenate="false"/>
    </style:style>
    <style:style style:name="Abstract" style:family="paragraph" style:parent-style-name="Normal">
      <style:paragraph-properties fo:margin-left="0.3154in" fo:margin-right="0.3154in" fo:margin-top="0in" fo:margin-bottom="0.0835in" style:contextual-spacing="false" fo:hyphenation-ladder-count="no-limit" fo:text-indent="0in" style:auto-text-indent="false">
        <style:tab-stops>
          <style:tab-stop style:position="0.0783in"/>
        </style:tab-stops>
      </style:paragraph-properties>
      <style:text-properties fo:language="pt" fo:country="BR" fo:font-style="italic" style:font-style-asian="italic" style:font-size-complex="12pt" fo:hyphenate="false"/>
    </style:style>
    <style:style style:name="Figure" style:family="paragraph" style:parent-style-name="Normal">
      <style:paragraph-properties fo:text-align="center" style:justify-single-word="false" fo:hyphenation-ladder-count="no-limit"/>
      <style:text-properties fo:hyphenate="false"/>
    </style:style>
    <style:style style:name="Reference" style:family="paragraph" style:parent-style-name="Normal">
      <style:paragraph-properties fo:margin-left="0.1972in" fo:margin-right="0in" fo:hyphenation-ladder-count="no-limit" fo:text-indent="-0.1972in" style:auto-text-indent="false">
        <style:tab-stops>
          <style:tab-stop style:position="0.1965in"/>
        </style:tab-stops>
      </style:paragraph-properties>
      <style:text-properties fo:hyphenate="false"/>
    </style:style>
    <style:style style:name="Title" style:family="paragraph" style:parent-style-name="Normal" style:class="chapter">
      <style:paragraph-properties fo:margin-left="0in" fo:margin-right="0in" fo:margin-top="0in" fo:margin-bottom="0.1665in" style:contextual-spacing="false" fo:text-align="center" style:justify-single-word="false" fo:hyphenation-ladder-count="no-limit" fo:text-indent="0in" style:auto-text-indent="false"/>
      <style:text-properties fo:text-transform="uppercase" fo:font-size="16pt" fo:font-weight="bold" style:font-size-asian="16pt" style:font-weight-asian="bold" style:font-name-complex="Arial" style:font-size-complex="16pt" style:font-weight-complex="bold" fo:hyphenate="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aption" style:family="paragraph" style:parent-style-name="Normal" style:next-style-name="Normal" style:class="extra">
      <style:paragraph-properties fo:margin-left="0.3154in" fo:margin-right="0.3154in" fo:margin-top="0in" fo:margin-bottom="0.0835in" style:contextual-spacing="false" fo:text-align="center" style:justify-single-word="false" fo:hyphenation-ladder-count="no-limit" fo:text-indent="0in" style:auto-text-indent="false">
        <style:tab-stops>
          <style:tab-stop style:position="0.0783in"/>
        </style:tab-stops>
      </style:paragraph-properties>
      <style:text-properties style:font-name="Helvetica" fo:font-size="10pt" fo:font-weight="bold" style:font-size-asian="10pt" style:font-weight-asian="bold" style:font-weight-complex="bold" fo:hyphenate="false"/>
    </style:style>
    <style:style style:name="HTML_20_Preformatted" style:display-name="HTML Preformatted" style:family="paragraph" style:parent-style-name="Normal">
      <style:paragraph-properties fo:margin-top="0in" fo:margin-bottom="0in" style:contextual-spacing="false" fo:text-align="start" style:justify-single-word="false" fo:hyphenation-ladder-count="no-limit">
        <style:tab-stops>
          <style:tab-stop style:position="0.3937in"/>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language-asian="en" style:country-asian="US" style:font-name-complex="Courier New" fo:hyphenate="false"/>
    </style:style>
    <style:style style:name="Footer" style:family="paragraph" style:parent-style-name="Normal" style:class="extra">
      <style:paragraph-properties fo:hyphenation-ladder-count="no-limit">
        <style:tab-stops>
          <style:tab-stop style:position="0.3937in"/>
          <style:tab-stop style:position="3.0689in" style:type="center"/>
          <style:tab-stop style:position="6.1374in" style:type="right"/>
        </style:tab-stops>
      </style:paragraph-properties>
      <style:text-properties fo:hyphenate="false"/>
    </style:style>
    <style:style style:name="Header" style:family="paragraph" style:parent-style-name="Normal" style:class="extra">
      <style:paragraph-properties fo:hyphenation-ladder-count="no-limit">
        <style:tab-stops>
          <style:tab-stop style:position="0.3937in"/>
          <style:tab-stop style:position="3.0689in" style:type="center"/>
          <style:tab-stop style:position="6.1374in" style:type="right"/>
        </style:tab-stops>
      </style:paragraph-properties>
      <style:text-properties fo:hyphenate="false"/>
    </style:style>
    <style:style style:name="Figura" style:family="paragraph" style:parent-style-name="Caption">
      <style:paragraph-properties fo:margin-left="0in" fo:margin-right="0in" fo:hyphenation-ladder-count="no-limit" fo:text-indent="0in" style:auto-text-indent="false">
        <style:tab-stops>
          <style:tab-stop style:position="0.0783in"/>
          <style:tab-stop style:position="0.472in"/>
        </style:tab-stops>
      </style:paragraph-properties>
      <style:text-properties style:font-name="Arial" fo:language="pt" fo:country="BR" fo:font-weight="normal" style:font-weight-asian="normal" fo:hyphenate="false"/>
    </style:style>
    <style:style style:name="Table" style:family="paragraph" style:parent-style-name="Figura" style:class="extra">
      <style:paragraph-properties fo:hyphenation-ladder-count="no-limit">
        <style:tab-stops>
          <style:tab-stop style:position="0.0783in"/>
        </style:tab-stops>
      </style:paragraph-properties>
      <style:text-properties fo:hyphenate="false"/>
    </style:style>
    <style:style style:name="ConteudoTabela" style:family="paragraph" style:parent-style-name="Normal">
      <style:paragraph-properties fo:margin-left="0in" fo:margin-right="0in" fo:margin-top="0.0417in" fo:margin-bottom="0in" style:contextual-spacing="false" fo:text-align="start" style:justify-single-word="false" fo:hyphenation-ladder-count="no-limit" fo:text-indent="0in" style:auto-text-indent="false"/>
      <style:text-properties fo:font-size="10pt" style:font-size-asian="10pt" fo:hyphenate="false"/>
    </style:style>
    <style:style style:name="Quadro" style:family="paragraph" style:parent-style-name="Table">
      <style:paragraph-properties fo:hyphenation-ladder-count="no-limit"/>
      <style:text-properties fo:hyphenate="false"/>
    </style:style>
    <style:style style:name="Referência" style:family="paragraph" style:parent-style-name="Normal">
      <style:paragraph-properties fo:margin-left="0in" fo:margin-right="0in" fo:hyphenation-ladder-count="no-limit" fo:text-indent="0in" style:auto-text-indent="false"/>
      <style:text-properties fo:hyphenate="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Address_20_Char" style:display-name="Address Char" style:family="text">
      <style:text-properties style:font-name="Courier New" fo:language="pt" fo:country="BR" style:language-asian="pt" style:country-asian="BR" style:font-name-complex="Courier New" style:language-complex="ar" style:country-complex="SA"/>
    </style:style>
    <style:style style:name="Hyperlink" style:family="text">
      <style:text-properties fo:color="#0000ff" style:text-underline-style="solid" style:text-underline-width="auto" style:text-underline-color="font-color" style:text-underline-mode="continuous" style:text-overline-mode="continuous" style:text-line-through-mode="continuous"/>
    </style:style>
    <style:style style:name="Page_20_Number" style:display-name="Page Number" style:family="text" style:parent-style-name="Default_20_Paragraph_20_Font"/>
    <style:style style:name="Title_20_Char" style:display-name="Title Char" style:family="text">
      <style:text-properties fo:text-transform="uppercase" style:font-name="Arial" fo:font-size="16pt" fo:language="en" fo:country="US" fo:font-weight="bold" style:font-size-asian="16pt" style:font-weight-asian="bold" style:font-name-complex="Arial" style:font-size-complex="16pt" style:font-weight-complex="bold"/>
    </style:style>
    <style:style style:name="Header_20_Char" style:display-name="Header Char" style:family="text">
      <style:text-properties style:font-name="Arial" fo:font-size="12pt" fo:language="en" fo:country="US" style:font-size-asian="12pt"/>
    </style:style>
    <style:style style:name="Footer_20_Char" style:display-name="Footer Char" style:family="text">
      <style:text-properties style:font-name="Arial" fo:font-size="12pt" fo:language="en" fo:country="US" style:font-size-asian="12pt"/>
    </style:style>
    <style:style style:name="WW_5f_CharLFO2LVL1" style:display-name="WW_CharLFO2LVL1" style:family="text">
      <style:text-properties style:font-name="Symbol"/>
    </style:style>
    <style:style style:name="WW_5f_CharLFO3LVL1" style:display-name="WW_CharLFO3LVL1" style:family="text">
      <style:text-properties style:font-name="Symbol"/>
    </style:style>
    <style:style style:name="WW_5f_CharLFO4LVL1" style:display-name="WW_CharLFO4LVL1" style:family="text">
      <style:text-properties style:font-name="Symbol"/>
    </style:style>
    <style:style style:name="WW_5f_CharLFO5LVL1" style:display-name="WW_CharLFO5LVL1" style:family="text">
      <style:text-properties style:font-name="Symbol"/>
    </style:style>
    <style:style style:name="WW_5f_CharLFO10LVL1" style:display-name="WW_CharLFO10LVL1" style:family="text">
      <style:text-properties style:font-name="Symbol"/>
    </style:style>
    <style:style style:name="WW_5f_CharLFO11LVL1" style:display-name="WW_CharLFO11LVL1" style:family="text">
      <style:text-properties style:font-name="Symbol"/>
    </style:style>
    <style:style style:name="WW_5f_CharLFO12LVL1" style:display-name="WW_CharLFO12LVL1" style:family="text">
      <style:text-properties style:font-name="Symbol"/>
    </style:style>
    <style:style style:name="WW_5f_CharLFO13LVL1" style:display-name="WW_CharLFO13LVL1" style:family="text">
      <style:text-properties style:font-name="Symbol"/>
    </style:style>
    <style:style style:name="WW_5f_CharLFO14LVL1" style:display-name="WW_CharLFO14LVL1" style:family="text">
      <style:text-properties style:font-name="Symbol"/>
    </style:style>
    <style:style style:name="WW_5f_CharLFO21LVL1" style:display-name="WW_CharLFO21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22LVL1" style:display-name="WW_CharLFO22LVL1" style:family="text">
      <style:text-properties fo:font-variant="normal" fo:text-transform="none" style:use-window-font-color="true" style:text-line-through-style="none" style:text-position="0% 100%" style:font-name="Arial" fo:font-size="10pt" fo:letter-spacing="-0.0028in" fo:font-style="normal" fo:font-weight="normal" style:font-size-asian="10pt" style:font-style-asian="normal" style:font-weight-asian="normal" style:font-size-complex="10pt" text:display="true"/>
    </style:style>
    <style:style style:name="WW_5f_CharLFO23LVL1" style:display-name="WW_CharLFO23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24LVL1" style:display-name="WW_CharLFO24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25LVL1" style:display-name="WW_CharLFO25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27LVL1" style:display-name="WW_CharLFO27LVL1" style:family="text">
      <style:text-properties fo:font-variant="normal" fo:text-transform="none" style:use-window-font-color="true" style:text-line-through-style="none" style:text-position="0% 100%" style:font-name="Arial" fo:font-size="10pt" fo:letter-spacing="-0.0028in" fo:font-style="normal" fo:font-weight="normal" style:font-size-asian="10pt" style:font-style-asian="normal" style:font-weight-asian="normal" style:font-size-complex="12pt" text:display="true"/>
    </style:style>
    <style:style style:name="WW_5f_CharLFO28LVL1" style:display-name="WW_CharLFO28LVL1" style:family="text">
      <style:text-properties fo:font-variant="normal" fo:text-transform="none" style:use-window-font-color="true" style:text-line-through-style="none" style:text-position="0% 100%" style:font-name="Arial" fo:font-size="12pt" fo:letter-spacing="-0.0028in" fo:font-style="normal" fo:font-weight="normal" style:font-size-asian="12pt" style:font-style-asian="normal" style:font-weight-asian="normal" style:font-size-complex="12pt" text:display="true"/>
    </style:style>
    <style:style style:name="WW_5f_CharLFO29LVL1" style:display-name="WW_CharLFO29LVL1" style:family="text">
      <style:text-properties fo:font-variant="normal" fo:text-transform="none" style:use-window-font-color="true" style:text-line-through-style="none" style:text-position="0% 100%" style:font-name="Arial" fo:font-size="10pt" fo:letter-spacing="-0.0028in" fo:font-style="normal" fo:font-weight="normal" style:font-size-asian="10pt" style:font-style-asian="normal" style:font-weight-asian="normal" style:font-size-complex="12pt" text:display="true"/>
    </style:style>
    <style:style style:name="WW_5f_CharLFO30LVL1" style:display-name="WW_CharLFO30LVL1" style:family="text">
      <style:text-properties fo:font-variant="normal" fo:text-transform="none" style:use-window-font-color="true" style:text-line-through-style="none" style:text-position="0% 100%" style:font-name="Arial" fo:font-size="10pt" fo:letter-spacing="-0.0028in" fo:font-style="normal" fo:font-weight="normal" style:font-size-asian="10pt" style:font-style-asian="normal" style:font-weight-asian="normal" style:font-size-complex="12pt" text:display="true"/>
    </style:style>
    <style:style style:name="WW_5f_CharLFO31LVL1" style:display-name="WW_CharLFO31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32LVL1" style:display-name="WW_CharLFO32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min-label-width="0.4925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top="0in" fo:margin-bottom="0in" style:contextual-spacing="false"/>
    </style:style>
    <style:style style:name="MP2" style:family="paragraph" style:parent-style-name="Footer">
      <style:paragraph-properties fo:margin-left="0in" fo:margin-right="0in" fo:text-align="center" style:justify-single-word="false" fo:text-indent="0in" style:auto-text-indent="false"/>
    </style:style>
    <style:style style:name="MP3" style:family="paragraph" style:parent-style-name="Normal">
      <style:paragraph-properties fo:margin-left="0in" fo:margin-right="0in" fo:text-align="start" style:justify-single-word="false" fo:text-indent="0in" style:auto-text-indent="false">
        <style:tab-stops>
          <style:tab-stop style:position="6.3in" style:type="right"/>
        </style:tab-stops>
      </style:paragraph-properties>
    </style:style>
    <style:style style:name="MP4" style:family="paragraph" style:parent-style-name="Normal">
      <style:paragraph-properties fo:margin-left="0in" fo:margin-right="0in" fo:text-align="start" style:justify-single-word="false" fo:text-indent="0in" style:auto-text-indent="false">
        <style:tab-stops>
          <style:tab-stop style:position="0.3937in"/>
          <style:tab-stop style:position="6.3in" style:type="right"/>
        </style:tab-stops>
      </style:paragraph-properties>
    </style:style>
    <style:style style:name="MT1" style:family="text">
      <style:text-properties fo:font-size="10pt" fo:language="pt" fo:country="BR" style:font-size-asian="10pt"/>
    </style:style>
    <style:style style:name="MT2" style:family="text">
      <style:text-properties fo:font-size="10pt" fo:language="pt" fo:country="BR" fo:font-style="italic" style:font-size-asian="10pt" style:font-style-asian="italic"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9in" fo:page-height="11.6945in" style:num-format="1" style:print-orientation="portrait" fo:margin-top="0.3937in" fo:margin-bottom="0.6693in" fo:margin-left="1.1811in" fo:margin-right="0.7874in" style:writing-mode="lr-tb" style:footnote-max-height="0in">
        <style:footnote-sep style:width="0.0071in" style:line-style="solid" style:adjustment="left" style:rel-width="33%" style:color="#000000"/>
      </style:page-layout-properties>
      <style:header-style>
        <style:header-footer-properties fo:min-height="0.7874in" fo:margin-left="0in" fo:margin-right="0in" fo:margin-bottom="0in" style:dynamic-spacing="true"/>
      </style:header-style>
      <style:footer-style>
        <style:header-footer-properties fo:min-height="0.1181in" fo:margin-left="0in" fo:margin-right="0in" fo:margin-top="0in" style:dynamic-spacing="true"/>
      </style:footer-style>
    </style:page-layout>
    <style:page-layout style:name="Mpm3">
      <style:page-layout-properties fo:page-width="8.2689in" fo:page-height="11.6945in" style:num-format="1" style:print-orientation="portrait" fo:margin-top="1.1811in" fo:margin-bottom="0.7874in" fo:margin-left="1.1811in" fo:margin-right="0.7874in" style:writing-mode="lr-tb" style:footnote-max-height="0in">
        <style:footnote-sep style:width="0.0071in" style:line-style="solid" style:adjustment="left" style:rel-width="33%"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master-page style:name="MP0" style:page-layout-name="Mpm2">
      <style:header>
        <text:p text:style-name="MP1"/>
      </style:header>
      <style:footer>
        <text:p text:style-name="MP2"><text:span text:style-name="Default_20_Paragraph_20_Font"><text:span text:style-name="MT1">Revista hospedada em: http://revistas.facecla.com.br/index.php/reinfo</text:span></text:span><text:span text:style-name="Default_20_Paragraph_20_Font"><text:span text:style-name="MT1"><text:line-break/>Forma de avaliação: </text:span></text:span><text:span text:style-name="Default_20_Paragraph_20_Font"><text:span text:style-name="MT2">double blind review</text:span></text:span></text:p>
      </style:footer>
      <style:footer-left style:display="false">
        <text:p text:style-name="MP3"><text:span text:style-name="Default_20_Paragraph_20_Font"><text:span text:style-name="Default_20_Paragraph_20_Font"><text:span text:style-name="Page_20_Number"><text:span text:style-name="MT2"><text:page-number text:select-page="current"/></text:span></text:span></text:span></text:span><text:span text:style-name="Default_20_Paragraph_20_Font"><text:span text:style-name="Default_20_Paragraph_20_Font"><text:span text:style-name="Default_20_Paragraph_20_Font"><text:span text:style-name="MT2"><text:tab/>Revista Eletrônica de Sistemas de Informação, v. 8, n. 1, artigo 2 </text:span></text:span></text:span></text:span></text:p>
      </style:footer-left>
    </style:master-page>
    <style:master-page style:name="MP2" style:page-layout-name="Mpm3">
      <style:header>
        <text:p text:style-name="MP1"/>
      </style:header>
      <style:footer>
        <text:p text:style-name="MP4"><text:span text:style-name="Default_20_Paragraph_20_Font"><text:span text:style-name="MT1">Revista Eletrônica de Sistemas de Informação, v. ***, n. ***, artigo ***<text:tab/></text:span></text:span><text:span text:style-name="Page_20_Number"><text:span text:style-name="MT1"><text:page-number text:select-page="current">5</text:page-number></text:span></text:span></text:p>
      </style:footer>
      <style:footer-left style:display="false">
        <text:p text:style-name="MP3"><text:span text:style-name="Page_20_Number"><text:span text:style-name="Page_20_Number"><text:span text:style-name="Page_20_Number"><text:span text:style-name="MT1"><text:page-number text:select-page="current">12</text:page-number></text:span></text:span></text:span></text:span><text:span text:style-name="Page_20_Number"><text:span text:style-name="Page_20_Number"><text:span text:style-name="Default_20_Paragraph_20_Font"><text:span text:style-name="MT1"><text:tab/>Revista Eletrônica de Sistemas de Informação, v. ***, n. ***, artigo *** </text:span></text:span></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MacOSX_x86 LibreOffice_project/4c82dcdd6efcd48b1d8bba66bfe1989deee49c3</meta:generator>
    <dc:title>Instruções aos Autores da Revista Eletrônica de Sistemas de Informação</dc:title>
    <meta:initial-creator>reviewer</meta:initial-creator>
    <meta:creation-date>2013-07-08T17:26:00Z</meta:creation-date>
    <dc:date>2014-04-27T03:13:19</dc:date>
    <meta:print-date>2005-03-17T02:14:00Z</meta:print-date>
    <meta:editing-cycles>306</meta:editing-cycles>
    <meta:editing-duration>P1DT5H32M21S</meta:editing-duration>
    <meta:document-statistic meta:table-count="3" meta:image-count="2" meta:object-count="0" meta:page-count="15" meta:paragraph-count="186" meta:word-count="4847" meta:character-count="32106" meta:non-whitespace-character-count="27368"/>
    <meta:template xlink:type="simple" xlink:actuate="onRequest" xlink:title="" xlink:href="../../../../Downloads/Resi_template.odt/sbc-template.dot"/>
  </office:meta>
</office:document-meta>
</file>